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7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6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8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97cm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0.36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0.5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1.07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8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1.22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0.40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0.62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0.438cm"/>
    </style:style>
    <style:style style:name="gr24" style:family="graphic" style:parent-style-name="objectwithoutfill">
      <style:graphic-properties draw:stroke="dash" draw:stroke-dash="Fine_20_Dotted" svg:stroke-color="#666666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09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2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8cm" fo:min-width="0.892cm"/>
    </style:style>
    <style:style style:name="gr28" style:family="graphic" style:parent-style-name="objectwithoutfill">
      <style:graphic-properties draw:fill="none" draw:fill-hatch-solid="false" draw:textarea-vertical-align="middle"/>
    </style:style>
    <style:style style:name="gr29" style:family="graphic" style:parent-style-name="standard">
      <style:graphic-properties draw:fill="hatch" draw:fill-hatch-name="Black_20_45_20_Degrees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05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62cm"/>
    </style:style>
    <style:style style:name="gr32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33" style:family="graphic" style:parent-style-name="standard">
      <style:graphic-properties svg:stroke-color="#ff0000" draw:fill="solid" draw:fill-color="#ff0000" draw:textarea-horizontal-align="justify" draw:textarea-vertical-align="middle" draw:auto-grow-height="false"/>
    </style:style>
    <style:style style:name="gr34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35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713cm" fo:min-width="1.378cm"/>
    </style:style>
    <style:style style:name="gr36" style:family="graphic" style:parent-style-name="standard">
      <style:graphic-properties svg:stroke-color="#ff0000" draw:fill="none" draw:textarea-horizontal-align="justify" draw:textarea-vertical-align="middle" draw:auto-grow-height="false" fo:min-height="0.685cm" fo:min-width="0.435cm"/>
    </style:style>
    <style:style style:name="gr37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.034cm" fo:min-width="0cm"/>
    </style:style>
    <style:style style:name="gr38" style:family="graphic" style:parent-style-name="objectwithoutfill">
      <style:graphic-properties draw:stroke="none" draw:fill="none" draw:textarea-vertical-align="middle"/>
    </style:style>
    <style:style style:name="gr39" style:family="graphic" style:parent-style-name="objectwithoutfill">
      <style:graphic-properties svg:stroke-color="#ff0000" draw:marker-end="Arrow" draw:marker-end-width="0.3cm" draw:fill="solid" draw:fill-color="#800000" draw:textarea-vertical-align="middle"/>
    </style:style>
    <style:style style:name="gr40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704cm" fo:min-width="1.378cm"/>
    </style:style>
    <style:style style:name="gr41" style:family="graphic" style:parent-style-name="standard">
      <style:graphic-properties svg:stroke-color="#800000" draw:fill="none" draw:textarea-horizontal-align="justify" draw:textarea-vertical-align="middle" draw:auto-grow-height="false" fo:min-height="1.071cm" fo:min-width="0.821cm"/>
    </style:style>
    <style:style style:name="gr42" style:family="graphic" style:parent-style-name="standard">
      <style:graphic-properties svg:stroke-color="#800000" draw:fill="none" draw:textarea-horizontal-align="justify" draw:textarea-vertical-align="middle" draw:auto-grow-height="false" fo:min-height="0.685cm" fo:min-width="0.435cm"/>
    </style:style>
    <style:style style:name="gr43" style:family="graphic" style:parent-style-name="objectwithoutfill">
      <style:graphic-properties svg:stroke-color="#ffffff" draw:fill="none" draw:textarea-vertical-align="middle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45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8cm" fo:min-width="5.85cm" fo:padding-top="0.15cm" fo:padding-bottom="0.15cm" fo:padding-left="0.275cm" fo:padding-right="0.275cm"/>
    </style:style>
    <style:style style:name="gr46" style:family="graphic" style:parent-style-name="standard" style:list-style-name="L1">
      <style:graphic-properties draw:stroke="solid" draw:stroke-dash="Dashed_20__28_var_29__20_1" svg:stroke-width="0.03cm" svg:stroke-color="#000000" draw:marker-start-width="0.206cm" draw:marker-start-center="false" draw:marker-end-width="0.206cm" draw:marker-end-center="false" svg:stroke-opacity="100%" draw:stroke-linejoin="round" svg:stroke-linecap="butt" draw:fill="none" draw:fill-color="#729fc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-0.018cm" fo:padding-bottom="-0.018cm" fo:padding-left="-0.018cm" fo:padding-right="-0.018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/>
    </style:style>
    <style:style style:name="gr47" style:family="graphic" style:parent-style-name="standard" style:list-style-name="L1">
      <style:graphic-properties draw:stroke="solid" draw:stroke-dash="Dashed_20__28_var_29__20_1" svg:stroke-width="0.03cm" svg:stroke-color="#000000" draw:marker-start-width="0.206cm" draw:marker-start-center="false" draw:marker-end-width="0.206cm" draw:marker-end-center="false" svg:stroke-opacity="100%" draw:stroke-linejoin="round" svg:stroke-linecap="butt" draw:fill="none" draw:fill-color="#729fc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-0.018cm" fo:padding-bottom="-0.018cm" fo:padding-left="-0.018cm" fo:padding-right="-0.018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/>
    </style:style>
    <style:style style:name="gr48" style:family="graphic" style:parent-style-name="standard" style:list-style-name="L1">
      <style:graphic-properties draw:stroke="solid" draw:stroke-dash="Dashed_20__28_var_29__20_1" svg:stroke-width="0.03cm" svg:stroke-color="#000000" draw:marker-start-width="0.206cm" draw:marker-start-center="false" draw:marker-end-width="0.206cm" draw:marker-end-center="false" svg:stroke-opacity="100%" draw:stroke-linejoin="round" svg:stroke-linecap="butt" draw:fill="none" draw:fill-color="#729fc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-0.018cm" fo:padding-bottom="-0.018cm" fo:padding-left="-0.018cm" fo:padding-right="-0.018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/>
    </style:style>
    <style:style style:name="gr49" style:family="graphic" style:parent-style-name="standard" style:list-style-name="L1">
      <style:graphic-properties draw:stroke="solid" draw:stroke-dash="Dashed_20__28_var_29__20_1" svg:stroke-width="0.03cm" svg:stroke-color="#000000" draw:marker-start-width="0.206cm" draw:marker-start-center="false" draw:marker-end-width="0.206cm" draw:marker-end-center="false" svg:stroke-opacity="100%" draw:stroke-linejoin="round" svg:stroke-linecap="butt" draw:fill="none" draw:fill-color="#729fc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-0.018cm" fo:padding-bottom="-0.018cm" fo:padding-left="-0.018cm" fo:padding-right="-0.018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/>
    </style:style>
    <style:style style:name="gr50" style:family="graphic" style:parent-style-name="standard" style:list-style-name="L1">
      <style:graphic-properties draw:stroke="solid" draw:stroke-dash="Dashed_20__28_var_29__20_1" svg:stroke-width="0.03cm" svg:stroke-color="#000000" draw:marker-start-width="0.206cm" draw:marker-start-center="false" draw:marker-end-width="0.206cm" draw:marker-end-center="false" svg:stroke-opacity="100%" draw:stroke-linejoin="round" svg:stroke-linecap="butt" draw:fill="none" draw:fill-color="#729fc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-0.018cm" fo:padding-bottom="-0.018cm" fo:padding-left="-0.018cm" fo:padding-right="-0.018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/>
    </style:style>
    <style:style style:name="gr51" style:family="graphic" style:parent-style-name="standard" style:list-style-name="L1">
      <style:graphic-properties draw:stroke="solid" draw:stroke-dash="Dashed_20__28_var_29__20_1" svg:stroke-width="0.03cm" svg:stroke-color="#000000" draw:marker-start-width="0.206cm" draw:marker-start-center="false" draw:marker-end-width="0.206cm" draw:marker-end-center="false" svg:stroke-opacity="100%" draw:stroke-linejoin="round" svg:stroke-linecap="butt" draw:fill="none" draw:fill-color="#729fc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-0.018cm" fo:padding-bottom="-0.018cm" fo:padding-left="-0.018cm" fo:padding-right="-0.018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/>
    </style:style>
    <style:style style:name="gr52" style:family="graphic" style:parent-style-name="standard">
      <style:graphic-properties draw:stroke="solid" svg:stroke-width="0.026cm" svg:stroke-color="#000000" svg:stroke-opacity="100%" draw:fill="none" fo:padding-top="-0.02cm" fo:padding-bottom="-0.02cm" fo:padding-left="-0.02cm" fo:padding-right="-0.02cm"/>
    </style:style>
    <style:style style:name="gr53" style:family="graphic" style:parent-style-name="standard">
      <style:graphic-properties draw:stroke="solid" svg:stroke-width="0.035cm" svg:stroke-color="#000000" svg:stroke-opacity="100%" draw:fill="solid" draw:fill-color="#ffffff" draw:opacity="100%" fo:min-height="0cm" fo:min-width="0cm" fo:padding-top="-0.017cm" fo:padding-bottom="-0.017cm" fo:padding-left="-0.017cm" fo:padding-right="-0.017cm"/>
    </style:style>
    <style:style style:name="gr54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5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6" style:family="graphic" style:parent-style-name="standard">
      <style:graphic-properties svg:stroke-width="0.03cm" svg:stroke-color="#000000" draw:marker-start-width="0.245cm" draw:marker-end-width="0.245cm" draw:fill="solid" draw:fill-color="#23ff23" draw:textarea-horizontal-align="justify" draw:textarea-vertical-align="middle" draw:auto-grow-height="false" fo:min-height="0.004cm" fo:min-width="0cm" fo:padding-top="0.14cm" fo:padding-bottom="0.14cm" fo:padding-left="0.265cm" fo:padding-right="0.265cm"/>
    </style:style>
    <style:style style:name="gr57" style:family="graphic" style:parent-style-name="standard">
      <style:graphic-properties svg:stroke-width="0.03cm" svg:stroke-color="#000000" draw:marker-start-width="0.245cm" draw:marker-end-width="0.245cm" draw:fill="solid" draw:fill-color="#0000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58" style:family="graphic" style:parent-style-name="standard" style:list-style-name="L1">
      <style:graphic-properties draw:stroke="solid" draw:stroke-dash="Dashed_20__28_var_29__20_1" svg:stroke-width="0.03cm" svg:stroke-color="#000000" draw:marker-start-width="0.206cm" draw:marker-start-center="false" draw:marker-end-width="0.206cm" draw:marker-end-center="false" svg:stroke-opacity="100%" draw:stroke-linejoin="round" svg:stroke-linecap="butt" draw:fill="none" draw:fill-color="#729fc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-0.018cm" fo:padding-bottom="-0.018cm" fo:padding-left="-0.018cm" fo:padding-right="-0.018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/>
    </style:style>
    <style:style style:name="gr59" style:family="graphic" style:parent-style-name="standard" style:list-style-name="L1">
      <style:graphic-properties draw:stroke="solid" draw:stroke-dash="Dashed_20__28_var_29__20_1" svg:stroke-width="0.03cm" svg:stroke-color="#000000" draw:marker-start-width="0.206cm" draw:marker-start-center="false" draw:marker-end-width="0.206cm" draw:marker-end-center="false" svg:stroke-opacity="100%" draw:stroke-linejoin="round" svg:stroke-linecap="butt" draw:fill="none" draw:fill-color="#729fc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-0.018cm" fo:padding-bottom="-0.018cm" fo:padding-left="-0.018cm" fo:padding-right="-0.018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/>
    </style:style>
    <style:style style:name="gr60" style:family="graphic" style:parent-style-name="standard" style:list-style-name="L1">
      <style:graphic-properties draw:stroke="solid" draw:stroke-dash="Dashed_20__28_var_29__20_1" svg:stroke-width="0.03cm" svg:stroke-color="#000000" draw:marker-start-width="0.206cm" draw:marker-start-center="false" draw:marker-end-width="0.206cm" draw:marker-end-center="false" svg:stroke-opacity="100%" draw:stroke-linejoin="round" svg:stroke-linecap="butt" draw:fill="none" draw:fill-color="#729fc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-0.018cm" fo:padding-bottom="-0.018cm" fo:padding-left="-0.018cm" fo:padding-right="-0.018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/>
    </style:style>
    <style:style style:name="gr61" style:family="graphic" style:parent-style-name="standard" style:list-style-name="L1">
      <style:graphic-properties draw:stroke="solid" draw:stroke-dash="Dashed_20__28_var_29__20_1" svg:stroke-width="0.03cm" svg:stroke-color="#000000" draw:marker-start-width="0.206cm" draw:marker-start-center="false" draw:marker-end-width="0.206cm" draw:marker-end-center="false" svg:stroke-opacity="100%" draw:stroke-linejoin="round" svg:stroke-linecap="butt" draw:fill="none" draw:fill-color="#729fc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-0.018cm" fo:padding-bottom="-0.018cm" fo:padding-left="-0.018cm" fo:padding-right="-0.018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/>
    </style:style>
    <style:style style:name="gr62" style:family="graphic" style:parent-style-name="standard" style:list-style-name="L1">
      <style:graphic-properties draw:stroke="solid" draw:stroke-dash="Dashed_20__28_var_29__20_1" svg:stroke-width="0.03cm" svg:stroke-color="#000000" draw:marker-start-width="0.206cm" draw:marker-start-center="false" draw:marker-end-width="0.206cm" draw:marker-end-center="false" svg:stroke-opacity="100%" draw:stroke-linejoin="round" svg:stroke-linecap="butt" draw:fill="none" draw:fill-color="#729fc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-0.018cm" fo:padding-bottom="-0.018cm" fo:padding-left="-0.018cm" fo:padding-right="-0.018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/>
    </style:style>
    <style:style style:name="gr63" style:family="graphic" style:parent-style-name="standard" style:list-style-name="L1">
      <style:graphic-properties draw:stroke="solid" draw:stroke-dash="Dashed_20__28_var_29__20_1" svg:stroke-width="0.03cm" svg:stroke-color="#000000" draw:marker-start-width="0.206cm" draw:marker-start-center="false" draw:marker-end-width="0.206cm" draw:marker-end-center="false" svg:stroke-opacity="100%" draw:stroke-linejoin="round" svg:stroke-linecap="butt" draw:fill="none" draw:fill-color="#729fc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-0.018cm" fo:padding-bottom="-0.018cm" fo:padding-left="-0.018cm" fo:padding-right="-0.018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32pt" fo:text-shadow="none" fo:font-weight="bold" style:font-size-asian="32pt" style:font-weight-asian="bold" style:font-size-complex="32pt" style:font-weight-complex="bold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loext:graphic-properties draw:fill="none" draw:fill-color="#ffffff"/>
      <style:text-properties style:text-overline-style="solid" style:text-overline-width="auto" style:text-overline-color="font-color"/>
    </style:style>
    <style:style style:name="P10" style:family="paragraph">
      <loext:graphic-properties draw:fill="none" draw:fill-hatch-solid="false"/>
      <style:paragraph-properties fo:text-align="center"/>
    </style:style>
    <style:style style:name="P11" style:family="paragraph">
      <loext:graphic-properties draw:fill="hatch" draw:fill-hatch-name="Black_20_45_20_Degrees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color="#ff0000" fo:font-size="18pt" style:font-size-asian="18pt" style:font-size-complex="18pt"/>
    </style:style>
    <style:style style:name="P13" style:family="paragraph">
      <loext:graphic-properties draw:fill="solid" draw:fill-color="#ff0000"/>
      <style:paragraph-properties fo:text-align="center"/>
      <style:text-properties fo:color="#800000" fo:font-size="18pt" style:font-size-asian="18pt" style:font-size-complex="18pt"/>
    </style:style>
    <style:style style:name="P14" style:family="paragraph">
      <loext:graphic-properties draw:fill="none"/>
      <style:paragraph-properties fo:text-align="center"/>
      <style:text-properties fo:color="#800000" fo:font-size="18pt" style:font-size-asian="18pt" style:font-size-complex="18pt"/>
    </style:style>
    <style:style style:name="P15" style:family="paragraph">
      <loext:graphic-properties draw:fill="none" draw:fill-color="#ffffff"/>
      <style:text-properties fo:color="#ff0000" fo:font-size="18pt" style:font-size-asian="18pt" style:font-size-complex="18pt"/>
    </style:style>
    <style:style style:name="P16" style:family="paragraph">
      <loext:graphic-properties draw:fill="solid" draw:fill-color="#800000"/>
      <style:paragraph-properties fo:text-align="center"/>
      <style:text-properties fo:color="#800000" fo:font-size="18pt" style:font-size-asian="18pt" style:font-size-complex="18pt"/>
    </style:style>
    <style:style style:name="P17" style:family="paragraph">
      <loext:graphic-properties draw:fill="solid" draw:fill-color="#800000"/>
      <style:paragraph-properties fo:text-align="center"/>
    </style:style>
    <style:style style:name="P18" style:family="paragraph">
      <style:paragraph-properties fo:margin-top="0cm" fo:margin-bottom="0.353cm" fo:line-height="115%"/>
    </style:style>
    <style:style style:name="P19" style:family="paragraph">
      <loext:graphic-properties draw:fill="none"/>
      <style:paragraph-properties fo:margin-top="0cm" fo:margin-bottom="0.353cm" fo:line-height="115%" style:writing-mode="lr-tb" style:font-independent-line-spacing="true"/>
      <style:text-properties fo:font-size="11pt" style:text-overline-style="solid" style:text-overline-width="auto" style:text-overline-color="font-color"/>
    </style:style>
    <style:style style:name="P20" style:family="paragraph">
      <style:paragraph-properties fo:margin-top="0cm" fo:margin-bottom="0cm" fo:line-height="115%" fo:text-align="center" style:writing-mode="lr-tb"/>
    </style:style>
    <style:style style:name="P21" style:family="paragraph">
      <loext:graphic-properties draw:fill="none"/>
      <style:paragraph-properties fo:margin-top="0cm" fo:margin-bottom="0cm" fo:line-height="115%" fo:text-align="center" style:writing-mode="lr-tb"/>
      <style:text-properties fo:font-style="italic" style:font-style-asian="italic" style:font-style-complex="italic"/>
    </style:style>
    <style:style style:name="P22" style:family="paragraph">
      <loext:graphic-properties draw:fill="none"/>
      <style:paragraph-properties fo:margin-top="0cm" fo:margin-bottom="0.353cm" fo:line-height="115%" style:writing-mode="lr-tb" style:font-independent-line-spacing="true"/>
      <style:text-properties fo:font-size="11pt"/>
    </style:style>
    <style:style style:name="P23" style:family="paragraph">
      <loext:graphic-properties draw:fill="none" draw:fill-color="#729fc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1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none"/>
      <style:text-properties fo:font-size="11pt"/>
    </style:style>
    <style:style style:name="P25" style:family="paragraph">
      <loext:graphic-properties draw:fill="solid" draw:fill-color="#ffffff" draw:opacity="100%"/>
      <style:text-properties fo:font-size="11pt"/>
    </style:style>
    <style:style style:name="P26" style:family="paragraph">
      <loext:graphic-properties draw:fill="solid" draw:fill-color="#23ff23"/>
      <style:paragraph-properties fo:text-align="center"/>
      <style:text-properties fo:font-size="10pt" fo:font-weight="bold" style:font-size-asian="10pt" style:font-size-complex="10pt"/>
    </style:style>
    <style:style style:name="P27" style:family="paragraph">
      <loext:graphic-properties draw:fill="solid" draw:fill-color="#23ff23"/>
      <style:paragraph-properties fo:text-align="center"/>
      <style:text-properties fo:font-size="10pt" fo:font-weight="bold"/>
    </style:style>
    <style:style style:name="P28" style:family="paragraph">
      <loext:graphic-properties draw:fill="solid" draw:fill-color="#000000"/>
      <style:paragraph-properties fo:text-align="center"/>
      <style:text-properties fo:font-size="10pt" fo:font-weight="bold"/>
    </style:style>
    <style:style style:name="T1" style:family="text">
      <style:text-properties fo:font-size="32pt" fo:text-shadow="none" fo:font-weight="bold" style:font-size-asian="32pt" style:font-weight-asian="bold" style:font-size-complex="32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style:text-overline-style="solid" style:text-overline-width="auto" style:text-overline-color="font-color"/>
    </style:style>
    <style:style style:name="T6" style:family="text">
      <style:text-properties fo:color="#ff0000" fo:font-size="18pt" style:font-size-asian="18pt" style:font-size-complex="18pt"/>
    </style:style>
    <style:style style:name="T7" style:family="text">
      <style:text-properties fo:font-size="7pt" style:font-name-asian="Calibri" style:font-size-asian="7pt" style:font-size-complex="7pt" style:text-overline-style="solid" style:text-overline-width="auto" style:text-overline-color="font-color"/>
    </style:style>
    <style:style style:name="T8" style:family="text">
      <style:text-properties fo:color="#000000" fo:font-size="10pt" fo:font-style="italic" style:font-name-asian="Calibri" style:font-size-asian="10pt" style:font-style-asian="italic" style:font-size-complex="10pt" style:font-style-complex="italic"/>
    </style:style>
    <style:style style:name="T9" style:family="text">
      <style:text-properties fo:font-size="7pt" style:font-name-asian="Calibri" style:font-size-asian="7pt" style:font-size-complex="7pt"/>
    </style:style>
    <style:style style:name="T10" style:family="text">
      <style:text-properties fo:font-size="10pt" fo:font-weight="bold" style:font-size-asian="10pt" style:font-size-complex="10pt"/>
    </style:style>
    <style:style style:name="T11" style:family="text">
      <style:text-properties fo:font-size="10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g>
            <draw:g>
              <draw:line draw:style-name="gr1" draw:text-style-name="P1" draw:layer="layout" svg:x1="1.75cm" svg:y1="3.5cm" svg:x2="2.31cm" svg:y2="3.5cm">
                <text:p/>
              </draw:line>
              <draw:line draw:style-name="gr1" draw:text-style-name="P1" draw:layer="layout" svg:x1="2.31cm" svg:y1="2.8cm" svg:x2="2.31cm" svg:y2="3.5cm">
                <text:p/>
              </draw:line>
              <draw:line draw:style-name="gr1" draw:text-style-name="P1" draw:layer="layout" svg:x1="2.87cm" svg:y1="3.5cm" svg:x2="3.43cm" svg:y2="3.5cm">
                <text:p/>
              </draw:line>
              <draw:line draw:style-name="gr1" draw:text-style-name="P1" draw:layer="layout" svg:x1="3.99cm" svg:y1="3.5cm" svg:x2="4.55cm" svg:y2="3.5cm">
                <text:p/>
              </draw:line>
              <draw:line draw:style-name="gr1" draw:text-style-name="P1" draw:layer="layout" svg:x1="2.31cm" svg:y1="2.8cm" svg:x2="2.87cm" svg:y2="2.8cm">
                <text:p/>
              </draw:line>
              <draw:line draw:style-name="gr1" draw:text-style-name="P1" draw:layer="layout" svg:x1="3.43cm" svg:y1="2.8cm" svg:x2="3.99cm" svg:y2="2.8cm">
                <text:p/>
              </draw:line>
              <draw:line draw:style-name="gr1" draw:text-style-name="P1" draw:layer="layout" svg:x1="2.87cm" svg:y1="2.8cm" svg:x2="2.87cm" svg:y2="3.5cm">
                <text:p/>
              </draw:line>
              <draw:line draw:style-name="gr1" draw:text-style-name="P1" draw:layer="layout" svg:x1="3.43cm" svg:y1="2.8cm" svg:x2="3.43cm" svg:y2="3.5cm">
                <text:p/>
              </draw:line>
              <draw:line draw:style-name="gr1" draw:text-style-name="P1" draw:layer="layout" svg:x1="3.99cm" svg:y1="2.8cm" svg:x2="3.99cm" svg:y2="3.5cm">
                <text:p/>
              </draw:line>
            </draw:g>
            <draw:custom-shape draw:style-name="gr2" draw:text-style-name="P1" draw:layer="layout" svg:width="3.5cm" svg:height="2.1cm" svg:x="1.4cm" svg:y="2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1" draw:layer="layout" svg:width="2.7cm" svg:height="2cm" svg:x="6cm" svg:y="2.4cm">
              <text:p/>
              <draw:enhanced-geometry draw:glue-point-type="segments" draw:type="mso-spt100" draw:modifiers="89.8396363817258 -89.844806596261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line draw:style-name="gr4" draw:text-style-name="P1" draw:layer="layout" svg:x1="4.9cm" svg:y1="3cm" svg:x2="7.4cm" svg:y2="3cm">
            <text:p/>
          </draw:line>
          <draw:frame draw:style-name="gr5" draw:text-style-name="P2" draw:layer="layout" svg:width="0.925cm" svg:height="0.963cm" svg:x="1.3cm" svg:y="5.4cm">
            <draw:text-box>
              <text:p>A</text:p>
            </draw:text-box>
          </draw:frame>
          <draw:frame draw:style-name="gr5" draw:text-style-name="P2" draw:layer="layout" svg:width="0.925cm" svg:height="0.963cm" svg:x="1.301cm" svg:y="7.001cm">
            <draw:text-box>
              <text:p>B</text:p>
            </draw:text-box>
          </draw:frame>
          <draw:line draw:style-name="gr1" draw:text-style-name="P1" draw:layer="layout" svg:x1="2.3cm" svg:y1="5.8cm" svg:x2="6.4cm" svg:y2="5.8cm">
            <text:p/>
          </draw:line>
          <draw:line draw:style-name="gr1" draw:text-style-name="P1" draw:layer="layout" svg:x1="6.4cm" svg:y1="3.9cm" svg:x2="6.4cm" svg:y2="5.8cm">
            <text:p/>
          </draw:line>
          <draw:line draw:style-name="gr4" draw:text-style-name="P1" draw:layer="layout" svg:x1="6.4cm" svg:y1="3.9cm" svg:x2="7.4cm" svg:y2="3.9cm">
            <text:p/>
          </draw:line>
          <draw:custom-shape draw:style-name="gr6" draw:text-style-name="P1" draw:layer="layout" svg:width="3.7cm" svg:height="3cm" svg:x="9.6cm" svg:y="2cm">
            <text:p text:style-name="P3">Contador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" draw:text-style-name="P1" draw:layer="layout" svg:x1="8.7cm" svg:y1="3.4cm" svg:x2="9.6cm" svg:y2="3.4cm">
            <text:p/>
          </draw:line>
          <draw:custom-shape draw:style-name="gr6" draw:text-style-name="P4" draw:layer="layout" svg:width="3.7cm" svg:height="3cm" svg:x="15.1cm" svg:y="2cm">
            <text:p text:style-name="P3"><text:span text:style-name="T1">“</text:span><text:span text:style-name="T1">X”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7" draw:text-style-name="P5" draw:layer="layout" svg:width="4cm" svg:height="2cm" svg:x="20.6cm" svg:y="2.399cm">
              <text:p text:style-name="P3">DECOD.</text:p>
              <text:p text:style-name="P3">HEX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2cm" svg:height="2cm" svg:x="26.4cm" svg:y="2.4cm">
              <text:p/>
              <draw:enhanced-geometry svg:viewBox="0 0 21600 21600" draw:type="rectangle" draw:enhanced-path="M 0 0 L 21600 0 21600 21600 0 21600 0 0 Z N"/>
            </draw:custom-shape>
            <draw:line draw:style-name="gr1" draw:text-style-name="P1" draw:layer="layout" svg:x1="27cm" svg:y1="2.651cm" svg:x2="27cm" svg:y2="3.351cm">
              <text:p/>
            </draw:line>
            <draw:line draw:style-name="gr1" draw:text-style-name="P1" draw:layer="layout" svg:x1="27cm" svg:y1="3.451cm" svg:x2="27cm" svg:y2="4.151cm">
              <text:p/>
            </draw:line>
            <draw:line draw:style-name="gr1" draw:text-style-name="P1" draw:layer="layout" svg:x1="27.8cm" svg:y1="2.651cm" svg:x2="27.8cm" svg:y2="3.351cm">
              <text:p/>
            </draw:line>
            <draw:line draw:style-name="gr1" draw:text-style-name="P1" draw:layer="layout" svg:x1="27.8cm" svg:y1="3.451cm" svg:x2="27.8cm" svg:y2="4.151cm">
              <text:p/>
            </draw:line>
            <draw:line draw:style-name="gr1" draw:text-style-name="P1" draw:layer="layout" svg:x1="27.05cm" svg:y1="2.601cm" svg:x2="27.75cm" svg:y2="2.601cm">
              <text:p/>
            </draw:line>
            <draw:line draw:style-name="gr1" draw:text-style-name="P1" draw:layer="layout" svg:x1="27.05cm" svg:y1="3.401cm" svg:x2="27.75cm" svg:y2="3.401cm">
              <text:p/>
            </draw:line>
            <draw:line draw:style-name="gr1" draw:text-style-name="P1" draw:layer="layout" svg:x1="27.05cm" svg:y1="4.201cm" svg:x2="27.75cm" svg:y2="4.201cm">
              <text:p/>
            </draw:line>
          </draw:g>
          <draw:line draw:style-name="gr1" draw:text-style-name="P1" draw:layer="layout" svg:x1="2.3cm" svg:y1="7.5cm" svg:x2="17cm" svg:y2="7.5cm">
            <text:p/>
          </draw:line>
          <draw:line draw:style-name="gr4" draw:text-style-name="P1" draw:layer="layout" svg:x1="17cm" svg:y1="7.5cm" svg:x2="17cm" svg:y2="5cm">
            <text:p/>
          </draw:line>
          <draw:custom-shape draw:style-name="gr9" draw:text-style-name="P1" draw:layer="layout" svg:width="1.8cm" svg:height="1cm" svg:x="13.3cm" svg:y="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" draw:layer="layout" svg:width="1.8cm" svg:height="1cm" svg:x="18.8cm" svg:y="2.9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" draw:layer="layout" svg:width="1.8cm" svg:height="1cm" svg:x="24.6cm" svg:y="2.9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g>
            <draw:custom-shape draw:style-name="gr8" draw:text-style-name="P5" draw:layer="layout" svg:width="2.481cm" svg:height="3cm" svg:x="3.763cm" svg:y="9.9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1" draw:layer="layout" svg:x1="3.763cm" svg:y1="11.3cm" svg:x2="4.013cm" svg:y2="11.45cm">
              <text:p/>
            </draw:line>
            <draw:line draw:style-name="gr10" draw:text-style-name="P1" draw:layer="layout" svg:x1="3.763cm" svg:y1="11.6cm" svg:x2="4.013cm" svg:y2="11.45cm">
              <text:p/>
            </draw:line>
            <draw:line draw:style-name="gr1" draw:text-style-name="P1" draw:layer="layout" svg:x1="3.763cm" svg:y1="11.448cm" svg:x2="3.063cm" svg:y2="11.448cm">
              <text:p/>
            </draw:line>
            <draw:frame draw:style-name="gr11" draw:text-style-name="P6" draw:layer="layout" svg:width="1.002cm" svg:height="0.806cm" svg:x="3.878cm" svg:y="11cm">
              <draw:text-box>
                <text:p><text:span text:style-name="T2">ck</text:span></text:p>
              </draw:text-box>
            </draw:frame>
            <draw:line draw:style-name="gr1" draw:text-style-name="P1" draw:layer="layout" svg:x1="3.744cm" svg:y1="10.4cm" svg:x2="3.044cm" svg:y2="10.4cm">
              <text:p/>
            </draw:line>
            <draw:line draw:style-name="gr1" draw:text-style-name="P1" draw:layer="layout" svg:x1="6.944cm" svg:y1="10.4cm" svg:x2="6.244cm" svg:y2="10.4cm">
              <text:p/>
            </draw:line>
            <draw:line draw:style-name="gr1" draw:text-style-name="P1" draw:layer="layout" svg:x1="4.994cm" svg:y1="13.626cm" svg:x2="4.994cm" svg:y2="12.926cm">
              <text:p/>
            </draw:line>
            <draw:frame draw:style-name="gr12" draw:text-style-name="P6" draw:layer="layout" svg:width="0.862cm" svg:height="0.806cm" svg:x="3.678cm" svg:y="10cm">
              <draw:text-box>
                <text:p><text:span text:style-name="T2">D</text:span></text:p>
              </draw:text-box>
            </draw:frame>
            <draw:frame draw:style-name="gr13" draw:text-style-name="P6" draw:layer="layout" svg:width="0.887cm" svg:height="0.806cm" svg:x="5.479cm" svg:y="10cm">
              <draw:text-box>
                <text:p><text:span text:style-name="T2">Q</text:span></text:p>
              </draw:text-box>
            </draw:frame>
            <draw:frame draw:style-name="gr14" draw:text-style-name="P6" draw:layer="layout" svg:width="1.497cm" svg:height="0.806cm" svg:x="4.28cm" svg:y="12.2cm">
              <draw:text-box>
                <text:p><text:span text:style-name="T2">CLR</text:span></text:p>
              </draw:text-box>
            </draw:frame>
            <draw:custom-shape draw:style-name="gr15" draw:text-style-name="P5" draw:layer="layout" svg:width="0.2cm" svg:height="0.2cm" svg:x="3.555cm" svg:y="11.3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6" draw:text-style-name="P7" draw:layer="layout" svg:width="0.862cm" svg:height="0.818cm" svg:x="2.2cm" svg:y="9.9cm">
            <draw:text-box>
              <text:p><text:span text:style-name="T3">D</text:span></text:p>
            </draw:text-box>
          </draw:frame>
          <draw:frame draw:style-name="gr17" draw:text-style-name="P7" draw:layer="layout" svg:width="1.052cm" svg:height="0.818cm" svg:x="2.006cm" svg:y="11cm">
            <draw:text-box>
              <text:p><text:span text:style-name="T3">ck</text:span></text:p>
            </draw:text-box>
          </draw:frame>
          <draw:frame draw:style-name="gr18" draw:text-style-name="P7" draw:layer="layout" svg:width="1.577cm" svg:height="0.818cm" svg:x="1.485cm" svg:y="13.2cm">
            <draw:text-box>
              <text:p><text:span text:style-name="T3">POR</text:span></text:p>
            </draw:text-box>
          </draw:frame>
          <draw:frame draw:style-name="gr19" draw:text-style-name="P7" draw:layer="layout" svg:width="0.887cm" svg:height="0.963cm" svg:x="6.903cm" svg:y="9.937cm">
            <draw:text-box>
              <text:p><text:span text:style-name="T3">Q</text:span></text:p>
            </draw:text-box>
          </draw:frame>
          <draw:line draw:style-name="gr1" draw:text-style-name="P1" draw:layer="layout" svg:x1="5cm" svg:y1="13.623cm" svg:x2="3.069cm" svg:y2="13.623cm">
            <text:p/>
          </draw:line>
        </draw:g>
        <draw:g>
          <draw:g>
            <draw:line draw:style-name="gr1" draw:text-style-name="P1" draw:layer="layout" svg:x1="10.5cm" svg:y1="8.4cm" svg:x2="11.5cm" svg:y2="8.4cm">
              <text:p/>
            </draw:line>
            <draw:line draw:style-name="gr1" draw:text-style-name="P1" draw:layer="layout" svg:x1="11.5cm" svg:y1="8.4cm" svg:x2="11.5cm" svg:y2="9.4cm">
              <text:p/>
            </draw:line>
            <draw:line draw:style-name="gr1" draw:text-style-name="P1" draw:layer="layout" svg:x1="11.5cm" svg:y1="9.4cm" svg:x2="20.5cm" svg:y2="9.4cm">
              <text:p/>
            </draw:line>
          </draw:g>
          <draw:frame draw:style-name="gr20" draw:text-style-name="P8" draw:layer="layout" svg:width="1.721cm" svg:height="0.899cm" svg:x="8.6cm" svg:y="8.5cm">
            <draw:text-box>
              <text:p><text:span text:style-name="T4">POR</text:span></text:p>
            </draw:text-box>
          </draw:frame>
          <draw:frame draw:style-name="gr21" draw:text-style-name="P8" draw:layer="layout" svg:width="0.908cm" svg:height="0.899cm" svg:x="9.3cm" svg:y="10.5cm">
            <draw:text-box>
              <text:p><text:span text:style-name="T4">D</text:span></text:p>
            </draw:text-box>
          </draw:frame>
          <draw:frame draw:style-name="gr22" draw:text-style-name="P8" draw:layer="layout" svg:width="1.129cm" svg:height="0.899cm" svg:x="9.3cm" svg:y="12.4cm">
            <draw:text-box>
              <text:p><text:span text:style-name="T4">ck</text:span></text:p>
            </draw:text-box>
          </draw:frame>
          <draw:frame draw:style-name="gr23" draw:text-style-name="P8" draw:layer="layout" svg:width="0.938cm" svg:height="0.899cm" svg:x="9.4cm" svg:y="14.5cm">
            <draw:text-box>
              <text:p><text:span text:style-name="T4">Q</text:span></text:p>
            </draw:text-box>
          </draw:frame>
          <draw:g>
            <draw:line draw:style-name="gr1" draw:text-style-name="P1" draw:layer="layout" svg:x1="10.5cm" svg:y1="10.4cm" svg:x2="14.5cm" svg:y2="10.4cm">
              <text:p/>
            </draw:line>
            <draw:line draw:style-name="gr1" draw:text-style-name="P1" draw:layer="layout" svg:x1="14.5cm" svg:y1="11.4cm" svg:x2="17.5cm" svg:y2="11.4cm">
              <text:p/>
            </draw:line>
            <draw:line draw:style-name="gr1" draw:text-style-name="P1" draw:layer="layout" svg:x1="17.5cm" svg:y1="10.4cm" svg:x2="20.5cm" svg:y2="10.4cm">
              <text:p/>
            </draw:line>
            <draw:line draw:style-name="gr1" draw:text-style-name="P1" draw:layer="layout" svg:x1="14.5cm" svg:y1="10.4cm" svg:x2="14.5cm" svg:y2="11.4cm">
              <text:p/>
            </draw:line>
            <draw:line draw:style-name="gr1" draw:text-style-name="P1" draw:layer="layout" svg:x1="17.5cm" svg:y1="10.4cm" svg:x2="17.5cm" svg:y2="11.4cm">
              <text:p/>
            </draw:line>
          </draw:g>
          <draw:g>
            <draw:line draw:style-name="gr1" draw:text-style-name="P1" draw:layer="layout" svg:x1="12.5cm" svg:y1="12.4cm" svg:x2="13.5cm" svg:y2="12.4cm">
              <text:p/>
            </draw:line>
            <draw:line draw:style-name="gr1" draw:text-style-name="P1" draw:layer="layout" svg:x1="13.5cm" svg:y1="12.4cm" svg:x2="13.5cm" svg:y2="13.4cm">
              <text:p/>
            </draw:line>
            <draw:line draw:style-name="gr1" draw:text-style-name="P1" draw:layer="layout" svg:x1="12.5cm" svg:y1="12.4cm" svg:x2="12.5cm" svg:y2="13.4cm">
              <text:p/>
            </draw:line>
            <draw:line draw:style-name="gr1" draw:text-style-name="P1" draw:layer="layout" svg:x1="10.5cm" svg:y1="13.4cm" svg:x2="12.5cm" svg:y2="13.4cm">
              <text:p/>
            </draw:line>
            <draw:line draw:style-name="gr1" draw:text-style-name="P1" draw:layer="layout" svg:x1="13.5cm" svg:y1="13.4cm" svg:x2="15.5cm" svg:y2="13.4cm">
              <text:p/>
            </draw:line>
            <draw:line draw:style-name="gr1" draw:text-style-name="P1" draw:layer="layout" svg:x1="15.5cm" svg:y1="12.4cm" svg:x2="16.5cm" svg:y2="12.4cm">
              <text:p/>
            </draw:line>
            <draw:line draw:style-name="gr1" draw:text-style-name="P1" draw:layer="layout" svg:x1="16.5cm" svg:y1="12.4cm" svg:x2="16.5cm" svg:y2="13.4cm">
              <text:p/>
            </draw:line>
            <draw:line draw:style-name="gr1" draw:text-style-name="P1" draw:layer="layout" svg:x1="15.5cm" svg:y1="12.4cm" svg:x2="15.5cm" svg:y2="13.4cm">
              <text:p/>
            </draw:line>
            <draw:line draw:style-name="gr1" draw:text-style-name="P1" draw:layer="layout" svg:x1="18.5cm" svg:y1="12.4cm" svg:x2="19.5cm" svg:y2="12.4cm">
              <text:p/>
            </draw:line>
            <draw:line draw:style-name="gr1" draw:text-style-name="P1" draw:layer="layout" svg:x1="19.5cm" svg:y1="12.4cm" svg:x2="19.5cm" svg:y2="13.4cm">
              <text:p/>
            </draw:line>
            <draw:line draw:style-name="gr1" draw:text-style-name="P1" draw:layer="layout" svg:x1="18.5cm" svg:y1="12.4cm" svg:x2="18.5cm" svg:y2="13.4cm">
              <text:p/>
            </draw:line>
            <draw:line draw:style-name="gr1" draw:text-style-name="P1" draw:layer="layout" svg:x1="16.5cm" svg:y1="13.4cm" svg:x2="18.5cm" svg:y2="13.4cm">
              <text:p/>
            </draw:line>
            <draw:line draw:style-name="gr1" draw:text-style-name="P1" draw:layer="layout" svg:x1="19.5cm" svg:y1="13.4cm" svg:x2="20.5cm" svg:y2="13.4cm">
              <text:p/>
            </draw:line>
          </draw:g>
          <draw:g>
            <draw:line draw:style-name="gr24" draw:text-style-name="P1" draw:layer="layout" svg:x1="10.5cm" svg:y1="14.4cm" svg:x2="20.5cm" svg:y2="14.4cm">
              <text:p/>
            </draw:line>
            <draw:line draw:style-name="gr24" draw:text-style-name="P1" draw:layer="layout" svg:x1="10.5cm" svg:y1="15.4cm" svg:x2="20.5cm" svg:y2="15.4cm">
              <text:p/>
            </draw:line>
            <draw:line draw:style-name="gr24" draw:text-style-name="P1" draw:layer="layout" svg:x1="11.5cm" svg:y1="14.4cm" svg:x2="11.5cm" svg:y2="15.4cm">
              <text:p/>
            </draw:line>
            <draw:line draw:style-name="gr24" draw:text-style-name="P1" draw:layer="layout" svg:x1="12.5cm" svg:y1="14.4cm" svg:x2="12.5cm" svg:y2="15.4cm">
              <text:p/>
            </draw:line>
            <draw:line draw:style-name="gr24" draw:text-style-name="P1" draw:layer="layout" svg:x1="13.5cm" svg:y1="14.4cm" svg:x2="13.5cm" svg:y2="15.4cm">
              <text:p/>
            </draw:line>
            <draw:line draw:style-name="gr24" draw:text-style-name="P1" draw:layer="layout" svg:x1="14.5cm" svg:y1="14.4cm" svg:x2="14.5cm" svg:y2="15.4cm">
              <text:p/>
            </draw:line>
            <draw:line draw:style-name="gr24" draw:text-style-name="P1" draw:layer="layout" svg:x1="15.5cm" svg:y1="14.4cm" svg:x2="15.5cm" svg:y2="15.4cm">
              <text:p/>
            </draw:line>
            <draw:line draw:style-name="gr24" draw:text-style-name="P1" draw:layer="layout" svg:x1="16.5cm" svg:y1="14.4cm" svg:x2="16.5cm" svg:y2="15.4cm">
              <text:p/>
            </draw:line>
            <draw:line draw:style-name="gr24" draw:text-style-name="P1" draw:layer="layout" svg:x1="17.5cm" svg:y1="14.4cm" svg:x2="17.5cm" svg:y2="15.4cm">
              <text:p/>
            </draw:line>
            <draw:line draw:style-name="gr24" draw:text-style-name="P1" draw:layer="layout" svg:x1="18.5cm" svg:y1="14.4cm" svg:x2="18.5cm" svg:y2="15.4cm">
              <text:p/>
            </draw:line>
            <draw:line draw:style-name="gr24" draw:text-style-name="P1" draw:layer="layout" svg:x1="19.5cm" svg:y1="14.4cm" svg:x2="19.5cm" svg:y2="15.4cm">
              <text:p/>
            </draw:line>
            <draw:line draw:style-name="gr24" draw:text-style-name="P1" draw:layer="layout" svg:x1="20.5cm" svg:y1="14.4cm" svg:x2="20.5cm" svg:y2="15.4cm">
              <text:p/>
            </draw:line>
            <draw:line draw:style-name="gr24" draw:text-style-name="P1" draw:layer="layout" svg:x1="10.5cm" svg:y1="14.4cm" svg:x2="10.5cm" svg:y2="15.4cm">
              <text:p/>
            </draw:line>
          </draw:g>
        </draw:g>
      </draw:page>
      <draw:page draw:name="page2" draw:style-name="dp1" draw:master-page-name="Padrão">
        <draw:g>
          <draw:g>
            <draw:g>
              <draw:g>
                <draw:line draw:style-name="gr1" draw:text-style-name="P1" draw:layer="layout" svg:x1="4cm" svg:y1="13cm" svg:x2="8.7cm" svg:y2="13cm">
                  <text:p/>
                </draw:line>
                <draw:line draw:style-name="gr1" draw:text-style-name="P1" draw:layer="layout" svg:x1="8.7cm" svg:y1="13cm" svg:x2="9.2cm" svg:y2="14cm">
                  <text:p/>
                </draw:line>
                <draw:line draw:style-name="gr1" draw:text-style-name="P1" draw:layer="layout" svg:x1="9.2cm" svg:y1="13cm" svg:x2="8.7cm" svg:y2="14cm">
                  <text:p/>
                </draw:line>
                <draw:line draw:style-name="gr1" draw:text-style-name="P1" draw:layer="layout" svg:x1="4cm" svg:y1="14cm" svg:x2="8.7cm" svg:y2="14cm">
                  <text:p/>
                </draw:line>
              </draw:g>
              <draw:g>
                <draw:line draw:style-name="gr1" draw:text-style-name="P1" draw:layer="layout" svg:x1="9.2cm" svg:y1="13cm" svg:x2="15.8cm" svg:y2="13cm">
                  <text:p/>
                </draw:line>
                <draw:line draw:style-name="gr1" draw:text-style-name="P1" draw:layer="layout" svg:x1="15.8cm" svg:y1="13cm" svg:x2="16.3cm" svg:y2="14cm">
                  <text:p/>
                </draw:line>
                <draw:line draw:style-name="gr1" draw:text-style-name="P1" draw:layer="layout" svg:x1="16.3cm" svg:y1="13cm" svg:x2="15.8cm" svg:y2="14cm">
                  <text:p/>
                </draw:line>
                <draw:line draw:style-name="gr1" draw:text-style-name="P1" draw:layer="layout" svg:x1="9.2cm" svg:y1="14cm" svg:x2="15.8cm" svg:y2="14cm">
                  <text:p/>
                </draw:line>
              </draw:g>
              <draw:g>
                <draw:line draw:style-name="gr1" draw:text-style-name="P1" draw:layer="layout" svg:x1="16.3cm" svg:y1="13cm" svg:x2="25cm" svg:y2="13cm">
                  <text:p/>
                </draw:line>
                <draw:line draw:style-name="gr1" draw:text-style-name="P1" draw:layer="layout" svg:x1="16.3cm" svg:y1="14cm" svg:x2="25cm" svg:y2="14cm">
                  <text:p/>
                </draw:line>
              </draw:g>
              <draw:frame draw:style-name="gr25" draw:text-style-name="P2" draw:layer="layout" svg:width="1.594cm" svg:height="0.963cm" svg:x="5.6cm" svg:y="13.1cm">
                <draw:text-box>
                  <text:p>07F</text:p>
                </draw:text-box>
              </draw:frame>
              <draw:frame draw:style-name="gr25" draw:text-style-name="P2" draw:layer="layout" svg:width="1.594cm" svg:height="0.963cm" svg:x="11.8cm" svg:y="13.1cm">
                <draw:text-box>
                  <text:p>0F0</text:p>
                </draw:text-box>
              </draw:frame>
              <draw:frame draw:style-name="gr26" draw:text-style-name="P2" draw:layer="layout" svg:width="1.628cm" svg:height="0.963cm" svg:x="20.3cm" svg:y="13.1cm">
                <draw:text-box>
                  <text:p>0A2</text:p>
                </draw:text-box>
              </draw:frame>
            </draw:g>
            <draw:frame draw:style-name="gr27" draw:text-style-name="P2" draw:layer="layout" svg:width="2.492cm" svg:height="1.518cm" svg:x="1.5cm" svg:y="12.7cm">
              <draw:text-box>
                <text:p>D8~D0</text:p>
                <text:p text:style-name="P3"><text:span text:style-name="T2">(HEX)</text:span></text:p>
              </draw:text-box>
            </draw:frame>
          </draw:g>
          <draw:g>
            <draw:g>
              <draw:g>
                <draw:line draw:style-name="gr24" draw:text-style-name="P1" draw:layer="layout" svg:x1="4cm" svg:y1="5cm" svg:x2="14cm" svg:y2="5cm">
                  <text:p/>
                </draw:line>
                <draw:line draw:style-name="gr24" draw:text-style-name="P1" draw:layer="layout" svg:x1="4cm" svg:y1="6cm" svg:x2="14cm" svg:y2="6cm">
                  <text:p/>
                </draw:line>
                <draw:line draw:style-name="gr24" draw:text-style-name="P1" draw:layer="layout" svg:x1="5cm" svg:y1="5cm" svg:x2="5cm" svg:y2="6cm">
                  <text:p/>
                </draw:line>
                <draw:line draw:style-name="gr24" draw:text-style-name="P1" draw:layer="layout" svg:x1="6cm" svg:y1="5cm" svg:x2="6cm" svg:y2="6cm">
                  <text:p/>
                </draw:line>
                <draw:line draw:style-name="gr24" draw:text-style-name="P1" draw:layer="layout" svg:x1="7cm" svg:y1="5cm" svg:x2="7cm" svg:y2="6cm">
                  <text:p/>
                </draw:line>
                <draw:line draw:style-name="gr24" draw:text-style-name="P1" draw:layer="layout" svg:x1="8cm" svg:y1="5cm" svg:x2="8cm" svg:y2="6cm">
                  <text:p/>
                </draw:line>
                <draw:line draw:style-name="gr24" draw:text-style-name="P1" draw:layer="layout" svg:x1="9cm" svg:y1="5cm" svg:x2="9cm" svg:y2="6cm">
                  <text:p/>
                </draw:line>
                <draw:line draw:style-name="gr24" draw:text-style-name="P1" draw:layer="layout" svg:x1="10cm" svg:y1="5cm" svg:x2="10cm" svg:y2="6cm">
                  <text:p/>
                </draw:line>
                <draw:line draw:style-name="gr24" draw:text-style-name="P1" draw:layer="layout" svg:x1="11cm" svg:y1="5cm" svg:x2="11cm" svg:y2="6cm">
                  <text:p/>
                </draw:line>
                <draw:line draw:style-name="gr24" draw:text-style-name="P1" draw:layer="layout" svg:x1="12cm" svg:y1="5cm" svg:x2="12cm" svg:y2="6cm">
                  <text:p/>
                </draw:line>
                <draw:line draw:style-name="gr24" draw:text-style-name="P1" draw:layer="layout" svg:x1="13cm" svg:y1="5cm" svg:x2="13cm" svg:y2="6cm">
                  <text:p/>
                </draw:line>
                <draw:line draw:style-name="gr24" draw:text-style-name="P1" draw:layer="layout" svg:x1="14cm" svg:y1="5cm" svg:x2="14cm" svg:y2="6cm">
                  <text:p/>
                </draw:line>
                <draw:line draw:style-name="gr24" draw:text-style-name="P1" draw:layer="layout" svg:x1="4cm" svg:y1="5cm" svg:x2="4cm" svg:y2="6cm">
                  <text:p/>
                </draw:line>
              </draw:g>
              <draw:g>
                <draw:line draw:style-name="gr24" draw:text-style-name="P1" draw:layer="layout" svg:x1="14cm" svg:y1="5cm" svg:x2="25.1cm" svg:y2="5cm">
                  <text:p/>
                </draw:line>
                <draw:line draw:style-name="gr24" draw:text-style-name="P1" draw:layer="layout" svg:x1="14cm" svg:y1="6cm" svg:x2="25.1cm" svg:y2="6cm">
                  <text:p/>
                </draw:line>
                <draw:line draw:style-name="gr24" draw:text-style-name="P1" draw:layer="layout" svg:x1="15cm" svg:y1="5cm" svg:x2="15cm" svg:y2="6cm">
                  <text:p/>
                </draw:line>
                <draw:line draw:style-name="gr24" draw:text-style-name="P1" draw:layer="layout" svg:x1="16cm" svg:y1="5cm" svg:x2="16cm" svg:y2="6cm">
                  <text:p/>
                </draw:line>
                <draw:line draw:style-name="gr24" draw:text-style-name="P1" draw:layer="layout" svg:x1="17cm" svg:y1="5cm" svg:x2="17cm" svg:y2="6cm">
                  <text:p/>
                </draw:line>
                <draw:line draw:style-name="gr24" draw:text-style-name="P1" draw:layer="layout" svg:x1="18cm" svg:y1="5cm" svg:x2="18cm" svg:y2="6cm">
                  <text:p/>
                </draw:line>
                <draw:line draw:style-name="gr24" draw:text-style-name="P1" draw:layer="layout" svg:x1="19cm" svg:y1="5cm" svg:x2="19cm" svg:y2="6cm">
                  <text:p/>
                </draw:line>
                <draw:line draw:style-name="gr24" draw:text-style-name="P1" draw:layer="layout" svg:x1="20cm" svg:y1="5cm" svg:x2="20cm" svg:y2="6cm">
                  <text:p/>
                </draw:line>
                <draw:line draw:style-name="gr24" draw:text-style-name="P1" draw:layer="layout" svg:x1="21cm" svg:y1="5cm" svg:x2="21cm" svg:y2="6cm">
                  <text:p/>
                </draw:line>
                <draw:line draw:style-name="gr24" draw:text-style-name="P1" draw:layer="layout" svg:x1="22cm" svg:y1="5cm" svg:x2="22cm" svg:y2="6cm">
                  <text:p/>
                </draw:line>
                <draw:line draw:style-name="gr24" draw:text-style-name="P1" draw:layer="layout" svg:x1="23cm" svg:y1="5cm" svg:x2="23cm" svg:y2="6cm">
                  <text:p/>
                </draw:line>
                <draw:line draw:style-name="gr24" draw:text-style-name="P1" draw:layer="layout" svg:x1="24cm" svg:y1="5cm" svg:x2="24cm" svg:y2="6cm">
                  <text:p/>
                </draw:line>
                <draw:line draw:style-name="gr24" draw:text-style-name="P1" draw:layer="layout" svg:x1="14cm" svg:y1="5cm" svg:x2="14cm" svg:y2="6cm">
                  <text:p/>
                </draw:line>
                <draw:line draw:style-name="gr24" draw:text-style-name="P1" draw:layer="layout" svg:x1="25cm" svg:y1="5cm" svg:x2="25cm" svg:y2="6cm">
                  <text:p/>
                </draw:line>
              </draw:g>
            </draw:g>
            <draw:frame draw:style-name="gr27" draw:text-style-name="P9" draw:layer="layout" svg:width="2.492cm" svg:height="1.518cm" svg:x="2.7cm" svg:y="5.1cm">
              <draw:text-box>
                <text:p><text:span text:style-name="T5">MR</text:span></text:p>
              </draw:text-box>
            </draw:frame>
          </draw:g>
          <draw:g>
            <draw:g>
              <draw:g>
                <draw:line draw:style-name="gr24" draw:text-style-name="P1" draw:layer="layout" svg:x1="4cm" svg:y1="6.982cm" svg:x2="14cm" svg:y2="6.982cm">
                  <text:p/>
                </draw:line>
                <draw:line draw:style-name="gr24" draw:text-style-name="P1" draw:layer="layout" svg:x1="4cm" svg:y1="7.982cm" svg:x2="14cm" svg:y2="7.982cm">
                  <text:p/>
                </draw:line>
                <draw:line draw:style-name="gr24" draw:text-style-name="P1" draw:layer="layout" svg:x1="5cm" svg:y1="6.982cm" svg:x2="5cm" svg:y2="7.982cm">
                  <text:p/>
                </draw:line>
                <draw:line draw:style-name="gr24" draw:text-style-name="P1" draw:layer="layout" svg:x1="6cm" svg:y1="6.982cm" svg:x2="6cm" svg:y2="7.982cm">
                  <text:p/>
                </draw:line>
                <draw:line draw:style-name="gr24" draw:text-style-name="P1" draw:layer="layout" svg:x1="7cm" svg:y1="6.982cm" svg:x2="7cm" svg:y2="7.982cm">
                  <text:p/>
                </draw:line>
                <draw:line draw:style-name="gr24" draw:text-style-name="P1" draw:layer="layout" svg:x1="8cm" svg:y1="6.982cm" svg:x2="8cm" svg:y2="7.982cm">
                  <text:p/>
                </draw:line>
                <draw:line draw:style-name="gr24" draw:text-style-name="P1" draw:layer="layout" svg:x1="9cm" svg:y1="6.982cm" svg:x2="9cm" svg:y2="7.982cm">
                  <text:p/>
                </draw:line>
                <draw:line draw:style-name="gr24" draw:text-style-name="P1" draw:layer="layout" svg:x1="10cm" svg:y1="6.982cm" svg:x2="10cm" svg:y2="7.982cm">
                  <text:p/>
                </draw:line>
                <draw:line draw:style-name="gr24" draw:text-style-name="P1" draw:layer="layout" svg:x1="11cm" svg:y1="6.982cm" svg:x2="11cm" svg:y2="7.982cm">
                  <text:p/>
                </draw:line>
                <draw:line draw:style-name="gr24" draw:text-style-name="P1" draw:layer="layout" svg:x1="12cm" svg:y1="6.982cm" svg:x2="12cm" svg:y2="7.982cm">
                  <text:p/>
                </draw:line>
                <draw:line draw:style-name="gr24" draw:text-style-name="P1" draw:layer="layout" svg:x1="13cm" svg:y1="6.982cm" svg:x2="13cm" svg:y2="7.982cm">
                  <text:p/>
                </draw:line>
                <draw:line draw:style-name="gr24" draw:text-style-name="P1" draw:layer="layout" svg:x1="14cm" svg:y1="6.982cm" svg:x2="14cm" svg:y2="7.982cm">
                  <text:p/>
                </draw:line>
                <draw:line draw:style-name="gr24" draw:text-style-name="P1" draw:layer="layout" svg:x1="4cm" svg:y1="6.982cm" svg:x2="4cm" svg:y2="7.982cm">
                  <text:p/>
                </draw:line>
              </draw:g>
              <draw:g>
                <draw:line draw:style-name="gr24" draw:text-style-name="P1" draw:layer="layout" svg:x1="14cm" svg:y1="6.982cm" svg:x2="25.1cm" svg:y2="6.982cm">
                  <text:p/>
                </draw:line>
                <draw:line draw:style-name="gr24" draw:text-style-name="P1" draw:layer="layout" svg:x1="14cm" svg:y1="7.982cm" svg:x2="25.1cm" svg:y2="7.982cm">
                  <text:p/>
                </draw:line>
                <draw:line draw:style-name="gr24" draw:text-style-name="P1" draw:layer="layout" svg:x1="15cm" svg:y1="6.982cm" svg:x2="15cm" svg:y2="7.982cm">
                  <text:p/>
                </draw:line>
                <draw:line draw:style-name="gr24" draw:text-style-name="P1" draw:layer="layout" svg:x1="16cm" svg:y1="6.982cm" svg:x2="16cm" svg:y2="7.982cm">
                  <text:p/>
                </draw:line>
                <draw:line draw:style-name="gr24" draw:text-style-name="P1" draw:layer="layout" svg:x1="17cm" svg:y1="6.982cm" svg:x2="17cm" svg:y2="7.982cm">
                  <text:p/>
                </draw:line>
                <draw:line draw:style-name="gr24" draw:text-style-name="P1" draw:layer="layout" svg:x1="18cm" svg:y1="6.982cm" svg:x2="18cm" svg:y2="7.982cm">
                  <text:p/>
                </draw:line>
                <draw:line draw:style-name="gr24" draw:text-style-name="P1" draw:layer="layout" svg:x1="19cm" svg:y1="6.982cm" svg:x2="19cm" svg:y2="7.982cm">
                  <text:p/>
                </draw:line>
                <draw:line draw:style-name="gr24" draw:text-style-name="P1" draw:layer="layout" svg:x1="20cm" svg:y1="6.982cm" svg:x2="20cm" svg:y2="7.982cm">
                  <text:p/>
                </draw:line>
                <draw:line draw:style-name="gr24" draw:text-style-name="P1" draw:layer="layout" svg:x1="21cm" svg:y1="6.982cm" svg:x2="21cm" svg:y2="7.982cm">
                  <text:p/>
                </draw:line>
                <draw:line draw:style-name="gr24" draw:text-style-name="P1" draw:layer="layout" svg:x1="22cm" svg:y1="6.982cm" svg:x2="22cm" svg:y2="7.982cm">
                  <text:p/>
                </draw:line>
                <draw:line draw:style-name="gr24" draw:text-style-name="P1" draw:layer="layout" svg:x1="23cm" svg:y1="6.982cm" svg:x2="23cm" svg:y2="7.982cm">
                  <text:p/>
                </draw:line>
                <draw:line draw:style-name="gr24" draw:text-style-name="P1" draw:layer="layout" svg:x1="24cm" svg:y1="6.982cm" svg:x2="24cm" svg:y2="7.982cm">
                  <text:p/>
                </draw:line>
                <draw:line draw:style-name="gr24" draw:text-style-name="P1" draw:layer="layout" svg:x1="14cm" svg:y1="6.982cm" svg:x2="14cm" svg:y2="7.982cm">
                  <text:p/>
                </draw:line>
                <draw:line draw:style-name="gr24" draw:text-style-name="P1" draw:layer="layout" svg:x1="25cm" svg:y1="6.982cm" svg:x2="25cm" svg:y2="7.982cm">
                  <text:p/>
                </draw:line>
              </draw:g>
            </draw:g>
            <draw:frame draw:style-name="gr27" draw:text-style-name="P2" draw:layer="layout" svg:width="2.492cm" svg:height="1.518cm" svg:x="2.7cm" svg:y="7.082cm">
              <draw:text-box>
                <text:p>LD</text:p>
              </draw:text-box>
            </draw:frame>
          </draw:g>
          <draw:g>
            <draw:g>
              <draw:g>
                <draw:line draw:style-name="gr24" draw:text-style-name="P1" draw:layer="layout" svg:x1="4cm" svg:y1="9cm" svg:x2="14cm" svg:y2="9cm">
                  <text:p/>
                </draw:line>
                <draw:line draw:style-name="gr24" draw:text-style-name="P1" draw:layer="layout" svg:x1="4cm" svg:y1="10cm" svg:x2="14cm" svg:y2="10cm">
                  <text:p/>
                </draw:line>
                <draw:line draw:style-name="gr24" draw:text-style-name="P1" draw:layer="layout" svg:x1="5cm" svg:y1="9cm" svg:x2="5cm" svg:y2="10cm">
                  <text:p/>
                </draw:line>
                <draw:line draw:style-name="gr24" draw:text-style-name="P1" draw:layer="layout" svg:x1="6cm" svg:y1="9cm" svg:x2="6cm" svg:y2="10cm">
                  <text:p/>
                </draw:line>
                <draw:line draw:style-name="gr24" draw:text-style-name="P1" draw:layer="layout" svg:x1="7cm" svg:y1="9cm" svg:x2="7cm" svg:y2="10cm">
                  <text:p/>
                </draw:line>
                <draw:line draw:style-name="gr24" draw:text-style-name="P1" draw:layer="layout" svg:x1="8cm" svg:y1="9cm" svg:x2="8cm" svg:y2="10cm">
                  <text:p/>
                </draw:line>
                <draw:line draw:style-name="gr24" draw:text-style-name="P1" draw:layer="layout" svg:x1="9cm" svg:y1="9cm" svg:x2="9cm" svg:y2="10cm">
                  <text:p/>
                </draw:line>
                <draw:line draw:style-name="gr24" draw:text-style-name="P1" draw:layer="layout" svg:x1="10cm" svg:y1="9cm" svg:x2="10cm" svg:y2="10cm">
                  <text:p/>
                </draw:line>
                <draw:line draw:style-name="gr24" draw:text-style-name="P1" draw:layer="layout" svg:x1="11cm" svg:y1="9cm" svg:x2="11cm" svg:y2="10cm">
                  <text:p/>
                </draw:line>
                <draw:line draw:style-name="gr24" draw:text-style-name="P1" draw:layer="layout" svg:x1="12cm" svg:y1="9cm" svg:x2="12cm" svg:y2="10cm">
                  <text:p/>
                </draw:line>
                <draw:line draw:style-name="gr24" draw:text-style-name="P1" draw:layer="layout" svg:x1="13cm" svg:y1="9cm" svg:x2="13cm" svg:y2="10cm">
                  <text:p/>
                </draw:line>
                <draw:line draw:style-name="gr24" draw:text-style-name="P1" draw:layer="layout" svg:x1="14cm" svg:y1="9cm" svg:x2="14cm" svg:y2="10cm">
                  <text:p/>
                </draw:line>
                <draw:line draw:style-name="gr24" draw:text-style-name="P1" draw:layer="layout" svg:x1="4cm" svg:y1="9cm" svg:x2="4cm" svg:y2="10cm">
                  <text:p/>
                </draw:line>
              </draw:g>
              <draw:g>
                <draw:line draw:style-name="gr24" draw:text-style-name="P1" draw:layer="layout" svg:x1="14cm" svg:y1="9cm" svg:x2="25.1cm" svg:y2="9cm">
                  <text:p/>
                </draw:line>
                <draw:line draw:style-name="gr24" draw:text-style-name="P1" draw:layer="layout" svg:x1="14cm" svg:y1="10cm" svg:x2="25.1cm" svg:y2="10cm">
                  <text:p/>
                </draw:line>
                <draw:line draw:style-name="gr24" draw:text-style-name="P1" draw:layer="layout" svg:x1="15cm" svg:y1="9cm" svg:x2="15cm" svg:y2="10cm">
                  <text:p/>
                </draw:line>
                <draw:line draw:style-name="gr24" draw:text-style-name="P1" draw:layer="layout" svg:x1="16cm" svg:y1="9cm" svg:x2="16cm" svg:y2="10cm">
                  <text:p/>
                </draw:line>
                <draw:line draw:style-name="gr24" draw:text-style-name="P1" draw:layer="layout" svg:x1="17cm" svg:y1="9cm" svg:x2="17cm" svg:y2="10cm">
                  <text:p/>
                </draw:line>
                <draw:line draw:style-name="gr24" draw:text-style-name="P1" draw:layer="layout" svg:x1="18cm" svg:y1="9cm" svg:x2="18cm" svg:y2="10cm">
                  <text:p/>
                </draw:line>
                <draw:line draw:style-name="gr24" draw:text-style-name="P1" draw:layer="layout" svg:x1="19cm" svg:y1="9cm" svg:x2="19cm" svg:y2="10cm">
                  <text:p/>
                </draw:line>
                <draw:line draw:style-name="gr24" draw:text-style-name="P1" draw:layer="layout" svg:x1="20cm" svg:y1="9cm" svg:x2="20cm" svg:y2="10cm">
                  <text:p/>
                </draw:line>
                <draw:line draw:style-name="gr24" draw:text-style-name="P1" draw:layer="layout" svg:x1="21cm" svg:y1="9cm" svg:x2="21cm" svg:y2="10cm">
                  <text:p/>
                </draw:line>
                <draw:line draw:style-name="gr24" draw:text-style-name="P1" draw:layer="layout" svg:x1="22cm" svg:y1="9cm" svg:x2="22cm" svg:y2="10cm">
                  <text:p/>
                </draw:line>
                <draw:line draw:style-name="gr24" draw:text-style-name="P1" draw:layer="layout" svg:x1="23cm" svg:y1="9cm" svg:x2="23cm" svg:y2="10cm">
                  <text:p/>
                </draw:line>
                <draw:line draw:style-name="gr24" draw:text-style-name="P1" draw:layer="layout" svg:x1="24cm" svg:y1="9cm" svg:x2="24cm" svg:y2="10cm">
                  <text:p/>
                </draw:line>
                <draw:line draw:style-name="gr24" draw:text-style-name="P1" draw:layer="layout" svg:x1="14cm" svg:y1="9cm" svg:x2="14cm" svg:y2="10cm">
                  <text:p/>
                </draw:line>
                <draw:line draw:style-name="gr24" draw:text-style-name="P1" draw:layer="layout" svg:x1="25cm" svg:y1="9cm" svg:x2="25cm" svg:y2="10cm">
                  <text:p/>
                </draw:line>
              </draw:g>
            </draw:g>
            <draw:frame draw:style-name="gr27" draw:text-style-name="P2" draw:layer="layout" svg:width="2.492cm" svg:height="1.518cm" svg:x="2.7cm" svg:y="9.1cm">
              <draw:text-box>
                <text:p>ck</text:p>
              </draw:text-box>
            </draw:frame>
          </draw:g>
          <draw:g>
            <draw:g>
              <draw:g>
                <draw:line draw:style-name="gr24" draw:text-style-name="P1" draw:layer="layout" svg:x1="4cm" svg:y1="11cm" svg:x2="14cm" svg:y2="11cm">
                  <text:p/>
                </draw:line>
                <draw:line draw:style-name="gr24" draw:text-style-name="P1" draw:layer="layout" svg:x1="4cm" svg:y1="12cm" svg:x2="14cm" svg:y2="12cm">
                  <text:p/>
                </draw:line>
                <draw:line draw:style-name="gr24" draw:text-style-name="P1" draw:layer="layout" svg:x1="5cm" svg:y1="11cm" svg:x2="5cm" svg:y2="12cm">
                  <text:p/>
                </draw:line>
                <draw:line draw:style-name="gr24" draw:text-style-name="P1" draw:layer="layout" svg:x1="6cm" svg:y1="11cm" svg:x2="6cm" svg:y2="12cm">
                  <text:p/>
                </draw:line>
                <draw:line draw:style-name="gr24" draw:text-style-name="P1" draw:layer="layout" svg:x1="7cm" svg:y1="11cm" svg:x2="7cm" svg:y2="12cm">
                  <text:p/>
                </draw:line>
                <draw:line draw:style-name="gr24" draw:text-style-name="P1" draw:layer="layout" svg:x1="8cm" svg:y1="11cm" svg:x2="8cm" svg:y2="12cm">
                  <text:p/>
                </draw:line>
                <draw:line draw:style-name="gr24" draw:text-style-name="P1" draw:layer="layout" svg:x1="9cm" svg:y1="11cm" svg:x2="9cm" svg:y2="12cm">
                  <text:p/>
                </draw:line>
                <draw:line draw:style-name="gr24" draw:text-style-name="P1" draw:layer="layout" svg:x1="10cm" svg:y1="11cm" svg:x2="10cm" svg:y2="12cm">
                  <text:p/>
                </draw:line>
                <draw:line draw:style-name="gr24" draw:text-style-name="P1" draw:layer="layout" svg:x1="11cm" svg:y1="11cm" svg:x2="11cm" svg:y2="12cm">
                  <text:p/>
                </draw:line>
                <draw:line draw:style-name="gr24" draw:text-style-name="P1" draw:layer="layout" svg:x1="12cm" svg:y1="11cm" svg:x2="12cm" svg:y2="12cm">
                  <text:p/>
                </draw:line>
                <draw:line draw:style-name="gr24" draw:text-style-name="P1" draw:layer="layout" svg:x1="13cm" svg:y1="11cm" svg:x2="13cm" svg:y2="12cm">
                  <text:p/>
                </draw:line>
                <draw:line draw:style-name="gr24" draw:text-style-name="P1" draw:layer="layout" svg:x1="14cm" svg:y1="11cm" svg:x2="14cm" svg:y2="12cm">
                  <text:p/>
                </draw:line>
                <draw:line draw:style-name="gr24" draw:text-style-name="P1" draw:layer="layout" svg:x1="4cm" svg:y1="11cm" svg:x2="4cm" svg:y2="12cm">
                  <text:p/>
                </draw:line>
              </draw:g>
              <draw:g>
                <draw:line draw:style-name="gr24" draw:text-style-name="P1" draw:layer="layout" svg:x1="14cm" svg:y1="11cm" svg:x2="25.1cm" svg:y2="11cm">
                  <text:p/>
                </draw:line>
                <draw:line draw:style-name="gr24" draw:text-style-name="P1" draw:layer="layout" svg:x1="14cm" svg:y1="12cm" svg:x2="25.1cm" svg:y2="12cm">
                  <text:p/>
                </draw:line>
                <draw:line draw:style-name="gr24" draw:text-style-name="P1" draw:layer="layout" svg:x1="15cm" svg:y1="11cm" svg:x2="15cm" svg:y2="12cm">
                  <text:p/>
                </draw:line>
                <draw:line draw:style-name="gr24" draw:text-style-name="P1" draw:layer="layout" svg:x1="16cm" svg:y1="11cm" svg:x2="16cm" svg:y2="12cm">
                  <text:p/>
                </draw:line>
                <draw:line draw:style-name="gr24" draw:text-style-name="P1" draw:layer="layout" svg:x1="17cm" svg:y1="11cm" svg:x2="17cm" svg:y2="12cm">
                  <text:p/>
                </draw:line>
                <draw:line draw:style-name="gr24" draw:text-style-name="P1" draw:layer="layout" svg:x1="18cm" svg:y1="11cm" svg:x2="18cm" svg:y2="12cm">
                  <text:p/>
                </draw:line>
                <draw:line draw:style-name="gr24" draw:text-style-name="P1" draw:layer="layout" svg:x1="19cm" svg:y1="11cm" svg:x2="19cm" svg:y2="12cm">
                  <text:p/>
                </draw:line>
                <draw:line draw:style-name="gr24" draw:text-style-name="P1" draw:layer="layout" svg:x1="20cm" svg:y1="11cm" svg:x2="20cm" svg:y2="12cm">
                  <text:p/>
                </draw:line>
                <draw:line draw:style-name="gr24" draw:text-style-name="P1" draw:layer="layout" svg:x1="21cm" svg:y1="11cm" svg:x2="21cm" svg:y2="12cm">
                  <text:p/>
                </draw:line>
                <draw:line draw:style-name="gr24" draw:text-style-name="P1" draw:layer="layout" svg:x1="22cm" svg:y1="11cm" svg:x2="22cm" svg:y2="12cm">
                  <text:p/>
                </draw:line>
                <draw:line draw:style-name="gr24" draw:text-style-name="P1" draw:layer="layout" svg:x1="23cm" svg:y1="11cm" svg:x2="23cm" svg:y2="12cm">
                  <text:p/>
                </draw:line>
                <draw:line draw:style-name="gr24" draw:text-style-name="P1" draw:layer="layout" svg:x1="24cm" svg:y1="11cm" svg:x2="24cm" svg:y2="12cm">
                  <text:p/>
                </draw:line>
                <draw:line draw:style-name="gr24" draw:text-style-name="P1" draw:layer="layout" svg:x1="14cm" svg:y1="11cm" svg:x2="14cm" svg:y2="12cm">
                  <text:p/>
                </draw:line>
                <draw:line draw:style-name="gr24" draw:text-style-name="P1" draw:layer="layout" svg:x1="25cm" svg:y1="11cm" svg:x2="25cm" svg:y2="12cm">
                  <text:p/>
                </draw:line>
              </draw:g>
            </draw:g>
            <draw:frame draw:style-name="gr27" draw:text-style-name="P2" draw:layer="layout" svg:width="2.492cm" svg:height="1.518cm" svg:x="2.7cm" svg:y="11.1cm">
              <draw:text-box>
                <text:p>ES</text:p>
              </draw:text-box>
            </draw:frame>
          </draw:g>
          <draw:g>
            <draw:g>
              <draw:g>
                <draw:line draw:style-name="gr28" draw:text-style-name="P10" draw:layer="layout" svg:x1="4cm" svg:y1="15cm" svg:x2="5.7cm" svg:y2="15cm">
                  <text:p/>
                </draw:line>
                <draw:line draw:style-name="gr28" draw:text-style-name="P10" draw:layer="layout" svg:x1="5.7cm" svg:y1="15cm" svg:x2="6.2cm" svg:y2="16cm">
                  <text:p/>
                </draw:line>
                <draw:line draw:style-name="gr28" draw:text-style-name="P10" draw:layer="layout" svg:x1="6.2cm" svg:y1="15cm" svg:x2="5.7cm" svg:y2="16cm">
                  <text:p/>
                </draw:line>
                <draw:line draw:style-name="gr28" draw:text-style-name="P10" draw:layer="layout" svg:x1="4cm" svg:y1="16cm" svg:x2="5.7cm" svg:y2="16cm">
                  <text:p/>
                </draw:line>
              </draw:g>
              <draw:g>
                <draw:line draw:style-name="gr1" draw:text-style-name="P1" draw:layer="layout" svg:x1="6.2cm" svg:y1="15cm" svg:x2="11.794cm" svg:y2="15cm">
                  <text:p/>
                </draw:line>
                <draw:line draw:style-name="gr1" draw:text-style-name="P1" draw:layer="layout" svg:x1="11.794cm" svg:y1="15cm" svg:x2="12.294cm" svg:y2="16cm">
                  <text:p/>
                </draw:line>
                <draw:line draw:style-name="gr1" draw:text-style-name="P1" draw:layer="layout" svg:x1="12.294cm" svg:y1="15cm" svg:x2="11.794cm" svg:y2="16cm">
                  <text:p/>
                </draw:line>
                <draw:line draw:style-name="gr1" draw:text-style-name="P1" draw:layer="layout" svg:x1="6.2cm" svg:y1="16cm" svg:x2="11.794cm" svg:y2="16cm">
                  <text:p/>
                </draw:line>
              </draw:g>
              <draw:g>
                <draw:line draw:style-name="gr1" draw:text-style-name="P1" draw:layer="layout" svg:x1="12.3cm" svg:y1="15cm" svg:x2="18cm" svg:y2="15cm">
                  <text:p/>
                </draw:line>
                <draw:line draw:style-name="gr1" draw:text-style-name="P1" draw:layer="layout" svg:x1="12.3cm" svg:y1="16cm" svg:x2="18cm" svg:y2="16cm">
                  <text:p/>
                </draw:line>
              </draw:g>
              <draw:g>
                <draw:line draw:style-name="gr1" draw:text-style-name="P1" draw:layer="layout" svg:x1="18cm" svg:y1="15cm" svg:x2="18.8cm" svg:y2="15cm">
                  <text:p/>
                </draw:line>
                <draw:line draw:style-name="gr1" draw:text-style-name="P1" draw:layer="layout" svg:x1="18.8cm" svg:y1="15cm" svg:x2="19.3cm" svg:y2="16cm">
                  <text:p/>
                </draw:line>
                <draw:line draw:style-name="gr1" draw:text-style-name="P1" draw:layer="layout" svg:x1="19.3cm" svg:y1="15cm" svg:x2="18.8cm" svg:y2="16cm">
                  <text:p/>
                </draw:line>
                <draw:line draw:style-name="gr1" draw:text-style-name="P1" draw:layer="layout" svg:x1="18cm" svg:y1="16cm" svg:x2="18.8cm" svg:y2="16cm">
                  <text:p/>
                </draw:line>
              </draw:g>
              <draw:g>
                <draw:line draw:style-name="gr1" draw:text-style-name="P1" draw:layer="layout" svg:x1="19.3cm" svg:y1="15cm" svg:x2="22.8cm" svg:y2="15cm">
                  <text:p/>
                </draw:line>
                <draw:line draw:style-name="gr1" draw:text-style-name="P1" draw:layer="layout" svg:x1="22.8cm" svg:y1="15cm" svg:x2="23.3cm" svg:y2="16cm">
                  <text:p/>
                </draw:line>
                <draw:line draw:style-name="gr1" draw:text-style-name="P1" draw:layer="layout" svg:x1="23.3cm" svg:y1="15cm" svg:x2="22.8cm" svg:y2="16cm">
                  <text:p/>
                </draw:line>
                <draw:line draw:style-name="gr1" draw:text-style-name="P1" draw:layer="layout" svg:x1="19.3cm" svg:y1="16cm" svg:x2="22.8cm" svg:y2="16cm">
                  <text:p/>
                </draw:line>
              </draw:g>
              <draw:line draw:style-name="gr1" draw:text-style-name="P1" draw:layer="layout" svg:x1="23.3cm" svg:y1="15cm" svg:x2="25cm" svg:y2="15cm">
                <text:p/>
              </draw:line>
              <draw:line draw:style-name="gr1" draw:text-style-name="P1" draw:layer="layout" svg:x1="23.3cm" svg:y1="16cm" svg:x2="25cm" svg:y2="16cm">
                <text:p/>
              </draw:line>
              <draw:polygon draw:style-name="gr29" draw:text-style-name="P11" draw:layer="layout" svg:width="1.952cm" svg:height="0.999cm" svg:x="4cm" svg:y="15cm" svg:viewBox="0 0 1953 1000" draw:points="0,0 0,1000 1700,1000 1953,493 1700,0">
                <text:p/>
              </draw:polygon>
              <draw:frame draw:style-name="gr30" draw:text-style-name="P2" draw:layer="layout" svg:width="1.556cm" svg:height="0.963cm" svg:x="8.2cm" svg:y="15cm">
                <draw:text-box>
                  <text:p>000</text:p>
                </draw:text-box>
              </draw:frame>
              <draw:frame draw:style-name="gr25" draw:text-style-name="P2" draw:layer="layout" svg:width="1.594cm" svg:height="0.963cm" svg:x="14.7cm" svg:y="15cm">
                <draw:text-box>
                  <text:p>0F0</text:p>
                </draw:text-box>
              </draw:frame>
              <draw:frame draw:style-name="gr30" draw:text-style-name="P2" draw:layer="layout" svg:width="1.556cm" svg:height="0.963cm" svg:x="20.2cm" svg:y="15cm">
                <draw:text-box>
                  <text:p>078</text:p>
                </draw:text-box>
              </draw:frame>
              <draw:frame draw:style-name="gr31" draw:text-style-name="P2" draw:layer="layout" svg:width="1.662cm" svg:height="0.963cm" svg:x="23.4cm" svg:y="15cm">
                <draw:text-box>
                  <text:p>13C</text:p>
                </draw:text-box>
              </draw:frame>
            </draw:g>
            <draw:frame draw:style-name="gr27" draw:text-style-name="P2" draw:layer="layout" svg:width="2.692cm" svg:height="1.518cm" svg:x="1.5cm" svg:y="14.7cm">
              <draw:text-box>
                <text:p>Q8~Q0</text:p>
                <text:p text:style-name="P3"><text:span text:style-name="T2">(HEX)</text:span></text:p>
              </draw:text-box>
            </draw:frame>
          </draw:g>
        </draw:g>
      </draw:page>
      <draw:page draw:name="page3" draw:style-name="dp1" draw:master-page-name="Padrão">
        <draw:g>
          <draw:custom-shape draw:style-name="gr32" draw:text-style-name="P12" xml:id="id2" draw:id="id2" draw:layer="layout" svg:width="1.321cm" svg:height="1.321cm" svg:x="15.979cm" svg:y="3.2cm">
            <text:p text:style-name="P3"><text:span text:style-name="T6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2" xml:id="id3" draw:id="id3" draw:layer="layout" svg:width="1.321cm" svg:height="1.321cm" svg:x="19.579cm" svg:y="2.5cm">
            <text:p text:style-name="P3"><text:span text:style-name="T6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2" xml:id="id4" draw:id="id4" draw:layer="layout" svg:width="1.321cm" svg:height="1.321cm" svg:x="22.8cm" svg:y="2.1cm">
            <text:p text:style-name="P3"><text:span text:style-name="T6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2" xml:id="id5" draw:id="id5" draw:layer="layout" svg:width="1.321cm" svg:height="1.321cm" svg:x="24.879cm" svg:y="4.1cm">
            <text:p text:style-name="P3"><text:span text:style-name="T6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2" xml:id="id6" draw:id="id6" draw:layer="layout" svg:width="1.321cm" svg:height="1.321cm" svg:x="24.079cm" svg:y="6.979cm">
            <text:p text:style-name="P3"><text:span text:style-name="T6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2" xml:id="id7" draw:id="id7" draw:layer="layout" svg:width="1.321cm" svg:height="1.321cm" svg:x="20.779cm" svg:y="7.279cm">
            <text:p text:style-name="P3"><text:span text:style-name="T6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2" xml:id="id8" draw:id="id8" draw:layer="layout" svg:width="1.321cm" svg:height="1.321cm" svg:x="18.7cm" svg:y="5.179cm">
            <text:p text:style-name="P3"><text:span text:style-name="T6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2" xml:id="id9" draw:id="id9" draw:layer="layout" svg:width="1.321cm" svg:height="1.321cm" svg:x="15.2cm" svg:y="5.8cm">
            <text:p text:style-name="P3"><text:span text:style-name="T6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3" xml:id="id1" draw:id="id1" draw:layer="layout" svg:width="0.4cm" svg:height="0.4cm" svg:x="13.7cm" svg:y="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4" draw:text-style-name="P14" draw:layer="layout" draw:type="curve" svg:x1="14.1cm" svg:y1="4cm" svg:x2="15.979cm" svg:y2="3.861cm" draw:start-shape="id1" draw:start-glue-point="10" draw:end-shape="id2" draw:end-glue-point="6" svg:d="M14100 4000c1410 0 471-139 1879-139" svg:viewBox="0 0 1880 140">
            <text:p/>
          </draw:connector>
          <draw:connector draw:style-name="gr34" draw:text-style-name="P14" draw:layer="layout" draw:type="curve" svg:x1="17.3cm" svg:y1="3.861cm" svg:x2="19.579cm" svg:y2="3.161cm" draw:start-shape="id2" draw:start-glue-point="10" draw:end-shape="id3" draw:end-glue-point="6" svg:d="M17300 3861c1708 0 569-700 2279-700" svg:viewBox="0 0 2280 701">
            <text:p/>
          </draw:connector>
          <draw:connector draw:style-name="gr34" draw:text-style-name="P14" draw:layer="layout" draw:type="curve" svg:x1="20.9cm" svg:y1="3.161cm" svg:x2="22.8cm" svg:y2="2.761cm" draw:start-shape="id3" draw:start-glue-point="10" draw:end-shape="id4" draw:end-glue-point="6" svg:d="M20900 3161c1425 0 475-400 1900-400" svg:viewBox="0 0 1901 401">
            <text:p/>
          </draw:connector>
          <draw:connector draw:style-name="gr34" draw:text-style-name="P14" draw:layer="layout" draw:type="curve" svg:x1="24.121cm" svg:y1="2.761cm" svg:x2="25.54cm" svg:y2="4.1cm" draw:start-shape="id4" draw:start-glue-point="10" draw:end-shape="id5" draw:end-glue-point="4" svg:d="M24121 2761c946 0 1419 446 1419 1339" svg:viewBox="0 0 1420 1340">
            <text:p/>
          </draw:connector>
          <draw:connector draw:style-name="gr34" draw:text-style-name="P14" draw:layer="layout" draw:type="curve" svg:x1="24.079cm" svg:y1="7.64cm" svg:x2="22.1cm" svg:y2="7.94cm" draw:start-shape="id6" draw:start-glue-point="6" draw:end-shape="id7" draw:end-glue-point="10" svg:d="M24079 7640c-1485 0-496 300-1979 300" svg:viewBox="0 0 1980 301">
            <text:p/>
          </draw:connector>
          <draw:connector draw:style-name="gr34" draw:text-style-name="P14" draw:layer="layout" draw:type="curve" svg:x1="25.54cm" svg:y1="5.421cm" svg:x2="25.207cm" svg:y2="7.172cm" draw:start-shape="id5" draw:start-glue-point="8" draw:end-shape="id6" draw:end-glue-point="11" svg:d="M25540 5421c0 1168-333 293-333 1751" svg:viewBox="0 0 334 1752">
            <text:p/>
          </draw:connector>
          <draw:connector draw:style-name="gr34" draw:text-style-name="P14" draw:layer="layout" draw:type="curve" svg:x1="20.779cm" svg:y1="7.94cm" svg:x2="19.828cm" svg:y2="6.307cm" draw:start-shape="id7" draw:start-glue-point="6" draw:end-shape="id8" draw:end-glue-point="9" svg:d="M20779 7940c-634 0-951-544-951-1633" svg:viewBox="0 0 952 1634">
            <text:p/>
          </draw:connector>
          <draw:connector draw:style-name="gr34" draw:text-style-name="P14" draw:layer="layout" draw:type="curve" svg:x1="19.361cm" svg:y1="5.179cm" svg:x2="20.24cm" svg:y2="3.821cm" draw:start-shape="id8" draw:start-glue-point="4" draw:end-shape="id3" draw:end-glue-point="8" svg:d="M19361 5179c0-1018 879-340 879-1358" svg:viewBox="0 0 880 1359">
            <text:p/>
          </draw:connector>
          <draw:connector draw:style-name="gr34" draw:text-style-name="P14" draw:layer="layout" draw:type="curve" svg:x1="15.861cm" svg:y1="5.8cm" svg:x2="16.64cm" svg:y2="4.521cm" draw:start-shape="id9" draw:start-glue-point="4" draw:end-shape="id2" draw:end-glue-point="8" svg:d="M15861 5800c0-960 779-321 779-1279" svg:viewBox="0 0 780 1280">
            <text:p/>
          </draw:connector>
          <draw:frame draw:style-name="gr35" draw:text-style-name="P15" draw:layer="layout" svg:width="1.878cm" svg:height="0.963cm" svg:x="13cm" svg:y="2.9cm">
            <draw:text-box>
              <text:p><text:span text:style-name="T6">POR</text:span></text:p>
            </draw:text-box>
          </draw:frame>
        </draw:g>
        <draw:g>
          <draw:custom-shape draw:style-name="gr32" draw:text-style-name="P12" xml:id="id10" draw:id="id10" draw:layer="layout" svg:width="1.321cm" svg:height="1.321cm" svg:x="10.3cm" svg:y="11.121cm">
            <text:p text:style-name="P3"><text:span text:style-name="T6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2" xml:id="id11" draw:id="id11" draw:layer="layout" svg:width="1.321cm" svg:height="1.321cm" svg:x="13.721cm" svg:y="12cm">
            <text:p text:style-name="P3"><text:span text:style-name="T6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2" xml:id="id12" draw:id="id12" draw:layer="layout" svg:width="1.321cm" svg:height="1.321cm" svg:x="15.5cm" svg:y="14.2cm">
            <text:p text:style-name="P3"><text:span text:style-name="T6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2" xml:id="id13" draw:id="id13" draw:layer="layout" svg:width="1.321cm" svg:height="1.321cm" svg:x="11.5cm" svg:y="14.7cm">
            <text:p text:style-name="P3"><text:span text:style-name="T6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2" xml:id="id14" draw:id="id14" draw:layer="layout" svg:width="1.321cm" svg:height="1.321cm" svg:x="7.4cm" svg:y="10.9cm">
            <text:p text:style-name="P3"><text:span text:style-name="T6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4" draw:text-style-name="P14" draw:layer="layout" draw:type="curve" svg:x1="11.621cm" svg:y1="11.782cm" svg:x2="13.721cm" svg:y2="12.661cm" draw:start-shape="id10" draw:start-glue-point="10" draw:end-shape="id11" draw:end-glue-point="6" svg:d="M11621 11782c1575 0 525 879 2100 879" svg:viewBox="0 0 2101 880">
            <text:p/>
          </draw:connector>
          <draw:connector draw:style-name="gr34" draw:text-style-name="P14" draw:layer="layout" draw:type="curve" svg:x1="15.042cm" svg:y1="12.661cm" svg:x2="16.161cm" svg:y2="14.2cm" draw:start-shape="id11" draw:start-glue-point="10" draw:end-shape="id12" draw:end-glue-point="4" svg:d="M15042 12661c746 0 1119 513 1119 1539" svg:viewBox="0 0 1120 1540">
            <text:p/>
          </draw:connector>
          <draw:connector draw:style-name="gr34" draw:text-style-name="P14" draw:layer="layout" draw:type="curve" svg:x1="15.693cm" svg:y1="15.328cm" svg:x2="12.628cm" svg:y2="15.828cm" draw:start-shape="id12" draw:start-glue-point="7" draw:end-shape="id13" draw:end-glue-point="9" svg:d="M15693 15328c-2299 0-767 500-3065 500" svg:viewBox="0 0 3066 501">
            <text:p/>
          </draw:connector>
          <draw:connector draw:style-name="gr34" draw:text-style-name="P14" draw:layer="layout" draw:type="curve" svg:x1="12.161cm" svg:y1="14.7cm" svg:x2="13.914cm" svg:y2="13.128cm" draw:start-shape="id13" draw:start-glue-point="4" draw:end-shape="id11" draw:end-glue-point="7" svg:d="M12161 14700c0-1035 1753-249 1753-1572" svg:viewBox="0 0 1754 1573">
            <text:p/>
          </draw:connector>
          <draw:connector draw:style-name="gr34" draw:text-style-name="P14" draw:layer="layout" draw:type="curve" svg:x1="8.721cm" svg:y1="11.561cm" svg:x2="10.3cm" svg:y2="11.782cm" draw:start-shape="id14" draw:start-glue-point="10" draw:end-shape="id10" draw:end-glue-point="6" svg:d="M8721 11561c1183 0 394 221 1579 221" svg:viewBox="0 0 1580 222">
            <text:p/>
          </draw:connector>
          <draw:custom-shape draw:style-name="gr33" draw:text-style-name="P13" xml:id="id15" draw:id="id15" draw:layer="layout" svg:width="0.4cm" svg:height="0.4cm" svg:x="5.2cm" svg:y="1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4" draw:text-style-name="P14" draw:layer="layout" draw:type="curve" svg:x1="5.6cm" svg:y1="11.9cm" svg:x2="7.479cm" svg:y2="11.761cm" draw:start-shape="id15" draw:start-glue-point="10" svg:d="M5600 11900c1786 0 847-139 1879-139" svg:viewBox="0 0 1880 140">
            <text:p/>
          </draw:connector>
          <draw:frame draw:style-name="gr35" draw:text-style-name="P15" draw:layer="layout" svg:width="1.878cm" svg:height="0.963cm" svg:x="4.5cm" svg:y="10.8cm">
            <draw:text-box>
              <text:p><text:span text:style-name="T6">POR</text:span></text:p>
            </draw:text-box>
          </draw:frame>
        </draw:g>
      </draw:page>
      <draw:page draw:name="page4" draw:style-name="dp1" draw:master-page-name="Padrão">
        <draw:g>
          <draw:custom-shape draw:style-name="gr36" draw:text-style-name="P12" xml:id="id17" draw:id="id17" draw:layer="layout" svg:width="1.321cm" svg:height="1.321cm" svg:x="18.979cm" svg:y="2.579cm">
            <text:p text:style-name="P3"><text:span text:style-name="T6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xml:id="id18" draw:id="id18" draw:layer="layout" svg:width="1.321cm" svg:height="1.321cm" svg:x="23.179cm" svg:y="2.079cm">
            <text:p text:style-name="P3"><text:span text:style-name="T6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xml:id="id19" draw:id="id19" draw:layer="layout" svg:width="1.321cm" svg:height="1.321cm" svg:x="24.479cm" svg:y="5cm">
            <text:p text:style-name="P3"><text:span text:style-name="T6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xml:id="id20" draw:id="id20" draw:layer="layout" svg:width="1.321cm" svg:height="1.321cm" svg:x="20.7cm" svg:y="5.9cm">
            <text:p text:style-name="P3"><text:span text:style-name="T6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3" xml:id="id16" draw:id="id16" draw:layer="layout" svg:width="0.4cm" svg:height="0.4cm" svg:x="17cm" svg:y="3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4" draw:text-style-name="P14" draw:layer="layout" draw:type="curve" svg:x1="17.4cm" svg:y1="3.3cm" svg:x2="18.979cm" svg:y2="3.24cm" draw:start-shape="id16" draw:start-glue-point="10" draw:end-shape="id17" draw:end-glue-point="6" svg:d="M17400 3300c1185 0 396-60 1579-60" svg:viewBox="0 0 1580 61">
            <text:p/>
          </draw:connector>
          <draw:connector draw:style-name="gr34" draw:text-style-name="P14" draw:layer="layout" draw:type="curve" svg:x1="20.3cm" svg:y1="3.24cm" svg:x2="23.179cm" svg:y2="2.74cm" draw:start-shape="id17" draw:start-glue-point="10" draw:end-shape="id18" draw:end-glue-point="6" svg:d="M20300 3240c2158 0 719-500 2879-500" svg:viewBox="0 0 2880 501">
            <text:p/>
          </draw:connector>
          <draw:connector draw:style-name="gr34" draw:text-style-name="P14" draw:layer="layout" draw:type="curve" svg:x1="24.5cm" svg:y1="2.74cm" svg:x2="25.14cm" svg:y2="5cm" draw:start-shape="id18" draw:start-glue-point="10" draw:end-shape="id19" draw:end-glue-point="4" svg:d="M24500 2740c427 0 640 753 640 2260" svg:viewBox="0 0 641 2261">
            <text:p/>
          </draw:connector>
          <draw:connector draw:style-name="gr34" draw:text-style-name="P14" draw:layer="layout" draw:type="curve" svg:x1="20.7cm" svg:y1="6.561cm" svg:x2="19.64cm" svg:y2="3.9cm" draw:start-shape="id20" draw:start-glue-point="6" draw:end-shape="id17" draw:end-glue-point="8" svg:d="M20700 6561c-707 0-1060-887-1060-2661" svg:viewBox="0 0 1061 2662">
            <text:p/>
          </draw:connector>
          <draw:connector draw:style-name="gr34" draw:text-style-name="P14" draw:layer="layout" draw:type="curve" svg:x1="25.14cm" svg:y1="6.321cm" svg:x2="22.021cm" svg:y2="6.561cm" draw:start-shape="id19" draw:start-glue-point="8" draw:end-shape="id20" draw:end-glue-point="10" svg:d="M25140 6321c0 751-945 627-1264 499s-12-259-1855-259" svg:viewBox="0 0 3120 596">
            <text:p/>
          </draw:connector>
          <draw:frame draw:style-name="gr35" draw:text-style-name="P15" draw:layer="layout" svg:width="1.878cm" svg:height="0.963cm" svg:x="16.321cm" svg:y="2.2cm">
            <draw:text-box>
              <text:p><text:span text:style-name="T6">POR</text:span></text:p>
            </draw:text-box>
          </draw:frame>
          <draw:line draw:style-name="gr38" draw:text-style-name="P1" draw:layer="layout" svg:x1="26.4cm" svg:y1="4.6cm" svg:x2="26.4cm" svg:y2="5.3cm">
            <text:p/>
          </draw:line>
          <draw:line draw:style-name="gr38" draw:text-style-name="P1" draw:layer="layout" svg:x1="23.2cm" svg:y1="8cm" svg:x2="24cm" svg:y2="8cm">
            <text:p/>
          </draw:line>
        </draw:g>
        <draw:g>
          <draw:custom-shape draw:style-name="gr36" draw:text-style-name="P12" xml:id="id22" draw:id="id22" draw:layer="layout" svg:width="1.321cm" svg:height="1.321cm" svg:x="6.079cm" svg:y="2.9cm">
            <text:p text:style-name="P3"><text:span text:style-name="T6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xml:id="id23" draw:id="id23" draw:layer="layout" svg:width="1.321cm" svg:height="1.321cm" svg:x="9.5cm" svg:y="2.5cm">
            <text:p text:style-name="P3"><text:span text:style-name="T6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xml:id="id24" draw:id="id24" draw:layer="layout" svg:width="1.321cm" svg:height="1.321cm" svg:x="12.079cm" svg:y="4.721cm">
            <text:p text:style-name="P3"><text:span text:style-name="T6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xml:id="id25" draw:id="id25" draw:layer="layout" svg:width="1.321cm" svg:height="1.321cm" svg:x="10cm" svg:y="6.921cm">
            <text:p text:style-name="P3"><text:span text:style-name="T6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xml:id="id26" draw:id="id26" draw:layer="layout" svg:width="1.321cm" svg:height="1.321cm" svg:x="6.679cm" svg:y="6.121cm">
            <text:p text:style-name="P3"><text:span text:style-name="T6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3" xml:id="id21" draw:id="id21" draw:layer="layout" svg:width="0.4cm" svg:height="0.4cm" svg:x="4.1cm" svg:y="3.4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4" draw:text-style-name="P14" draw:layer="layout" draw:type="curve" svg:x1="4.5cm" svg:y1="3.621cm" svg:x2="6.079cm" svg:y2="3.561cm" draw:start-shape="id21" draw:start-glue-point="10" draw:end-shape="id22" draw:end-glue-point="6" svg:d="M4500 3621c1185 0 396-60 1579-60" svg:viewBox="0 0 1580 61">
            <text:p/>
          </draw:connector>
          <draw:connector draw:style-name="gr34" draw:text-style-name="P14" draw:layer="layout" draw:type="curve" svg:x1="7.4cm" svg:y1="3.561cm" svg:x2="9.5cm" svg:y2="3.161cm" draw:start-shape="id22" draw:start-glue-point="10" draw:end-shape="id23" draw:end-glue-point="6" svg:d="M7400 3561c1575 0 525-400 2100-400" svg:viewBox="0 0 2101 401">
            <text:p/>
          </draw:connector>
          <draw:connector draw:style-name="gr34" draw:text-style-name="P14" draw:layer="layout" draw:type="curve" svg:x1="10.821cm" svg:y1="3.161cm" svg:x2="12.74cm" svg:y2="4.721cm" draw:start-shape="id23" draw:start-glue-point="10" draw:end-shape="id24" draw:end-glue-point="4" svg:d="M10821 3161c1280 0 1919 520 1919 1560" svg:viewBox="0 0 1920 1561">
            <text:p/>
          </draw:connector>
          <draw:connector draw:style-name="gr34" draw:text-style-name="P14" draw:layer="layout" draw:type="curve" svg:x1="10cm" svg:y1="7.582cm" svg:x2="8cm" svg:y2="6.782cm" draw:start-shape="id25" draw:start-glue-point="6" draw:end-shape="id26" draw:end-glue-point="10" svg:d="M10000 7582c-1500 0-500-800-2000-800" svg:viewBox="0 0 2001 801">
            <text:p/>
          </draw:connector>
          <draw:connector draw:style-name="gr34" draw:text-style-name="P14" draw:layer="layout" draw:type="curve" svg:x1="12.74cm" svg:y1="6.042cm" svg:x2="11.321cm" svg:y2="7.582cm" draw:start-shape="id24" draw:start-glue-point="8" draw:end-shape="id25" draw:end-glue-point="10" svg:d="M12740 6042c0 1027-473 1540-1419 1540" svg:viewBox="0 0 1420 1541">
            <text:p/>
          </draw:connector>
          <draw:connector draw:style-name="gr34" draw:text-style-name="P14" draw:layer="layout" draw:type="curve" svg:x1="7.34cm" svg:y1="6.121cm" svg:x2="6.74cm" svg:y2="4.221cm" draw:start-shape="id26" draw:start-glue-point="4" draw:end-shape="id22" draw:end-glue-point="8" svg:d="M7340 6121c0-1425-600-475-600-1900" svg:viewBox="0 0 601 1901">
            <text:p/>
          </draw:connector>
          <draw:frame draw:style-name="gr35" draw:text-style-name="P15" draw:layer="layout" svg:width="1.878cm" svg:height="0.963cm" svg:x="3.421cm" svg:y="2.521cm">
            <draw:text-box>
              <text:p><text:span text:style-name="T6">POR</text:span></text:p>
            </draw:text-box>
          </draw:frame>
          <draw:line draw:style-name="gr38" draw:text-style-name="P1" draw:layer="layout" svg:x1="13.5cm" svg:y1="4.921cm" svg:x2="13.5cm" svg:y2="5.621cm">
            <text:p/>
          </draw:line>
          <draw:line draw:style-name="gr38" draw:text-style-name="P1" draw:layer="layout" svg:x1="10.3cm" svg:y1="8.321cm" svg:x2="11.1cm" svg:y2="8.321cm">
            <text:p/>
          </draw:line>
        </draw:g>
        <draw:g>
          <draw:custom-shape draw:style-name="gr36" draw:text-style-name="P12" xml:id="id28" draw:id="id28" draw:layer="layout" svg:width="1.321cm" svg:height="1.321cm" svg:x="13.879cm" svg:y="9.379cm">
            <text:p text:style-name="P3"><text:span text:style-name="T6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xml:id="id29" draw:id="id29" draw:layer="layout" svg:width="1.321cm" svg:height="1.321cm" svg:x="16.879cm" svg:y="8.979cm">
            <text:p text:style-name="P3"><text:span text:style-name="T6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xml:id="id30" draw:id="id30" draw:layer="layout" svg:width="1.321cm" svg:height="1.321cm" svg:x="19.3cm" svg:y="8.8cm">
            <text:p text:style-name="P3"><text:span text:style-name="T6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xml:id="id31" draw:id="id31" draw:layer="layout" svg:width="1.321cm" svg:height="1.321cm" svg:x="21.879cm" svg:y="9.479cm">
            <text:p text:style-name="P3"><text:span text:style-name="T6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xml:id="id32" draw:id="id32" draw:layer="layout" svg:width="1.321cm" svg:height="1.321cm" svg:x="23.55cm" svg:y="11.082cm">
            <text:p text:style-name="P3"><text:span text:style-name="T6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xml:id="id33" draw:id="id33" draw:layer="layout" svg:width="1.321cm" svg:height="1.321cm" svg:x="23.699cm" svg:y="14.13cm">
            <text:p text:style-name="P3"><text:span text:style-name="T6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xml:id="id34" draw:id="id34" draw:layer="layout" svg:width="1.321cm" svg:height="1.321cm" svg:x="21.899cm" svg:y="16.126cm">
            <text:p text:style-name="P3"><text:span text:style-name="T6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3" xml:id="id27" draw:id="id27" draw:layer="layout" svg:width="0.4cm" svg:height="0.4cm" svg:x="11.051cm" svg:y="10.0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4" draw:text-style-name="P14" draw:layer="layout" draw:type="curve" svg:x1="11.451cm" svg:y1="10.228cm" svg:x2="13.879cm" svg:y2="10.04cm" draw:start-shape="id27" draw:start-glue-point="10" draw:end-shape="id28" draw:end-glue-point="6" svg:d="M11451 10228c1821 0 607-188 2428-188" svg:viewBox="0 0 2429 189">
            <text:p/>
          </draw:connector>
          <draw:connector draw:style-name="gr39" draw:text-style-name="P16" draw:layer="layout" draw:type="curve" svg:x1="15.2cm" svg:y1="10.04cm" svg:x2="16.879cm" svg:y2="9.64cm" draw:start-shape="id28" draw:start-glue-point="10" draw:end-shape="id29" draw:end-glue-point="6" svg:d="M15200 10040c1258 0 419-400 1679-400" svg:viewBox="0 0 1680 401">
            <text:p/>
          </draw:connector>
          <draw:connector draw:style-name="gr34" draw:text-style-name="P14" draw:layer="layout" draw:type="curve" svg:x1="18.2cm" svg:y1="9.64cm" svg:x2="19.3cm" svg:y2="9.461cm" draw:start-shape="id29" draw:start-glue-point="10" draw:end-shape="id30" draw:end-glue-point="6" svg:d="M18200 9640c825 0 275-179 1100-179" svg:viewBox="0 0 1101 180">
            <text:p/>
          </draw:connector>
          <draw:connector draw:style-name="gr34" draw:text-style-name="P14" draw:layer="layout" draw:type="curve" svg:x1="20.621cm" svg:y1="9.461cm" svg:x2="22.072cm" svg:y2="9.672cm" draw:start-shape="id30" draw:start-glue-point="10" draw:end-shape="id31" draw:end-glue-point="5" svg:d="M20621 9461c943 0 218 211 1451 211" svg:viewBox="0 0 1452 212">
            <text:p/>
          </draw:connector>
          <draw:connector draw:style-name="gr34" draw:text-style-name="P14" draw:layer="layout" draw:type="curve" svg:x1="24.211cm" svg:y1="12.403cm" svg:x2="24.36cm" svg:y2="14.13cm" draw:start-shape="id32" draw:start-glue-point="8" draw:end-shape="id33" draw:end-glue-point="4" svg:d="M24211 12403c0 1294 149 431 149 1727" svg:viewBox="0 0 150 1728">
            <text:p/>
          </draw:connector>
          <draw:connector draw:style-name="gr34" draw:text-style-name="P14" draw:layer="layout" draw:type="curve" svg:x1="23.2cm" svg:y1="10.14cm" svg:x2="24.211cm" svg:y2="11.082cm" draw:start-shape="id31" draw:start-glue-point="10" draw:end-shape="id32" draw:end-glue-point="4" svg:d="M23200 10140c674 0 1011 314 1011 942" svg:viewBox="0 0 1012 943">
            <text:p/>
          </draw:connector>
          <draw:connector draw:style-name="gr34" draw:text-style-name="P14" draw:layer="layout" draw:type="curve" svg:x1="24.36cm" svg:y1="15.451cm" svg:x2="23.22cm" svg:y2="16.787cm" draw:start-shape="id33" draw:start-glue-point="8" draw:end-shape="id34" draw:end-glue-point="10" svg:d="M24360 15451c0 891-380 1336-1140 1336" svg:viewBox="0 0 1141 1337">
            <text:p/>
          </draw:connector>
          <draw:frame draw:style-name="gr40" draw:text-style-name="P15" draw:layer="layout" svg:width="1.878cm" svg:height="0.954cm" svg:x="10.2cm" svg:y="8.8cm">
            <draw:text-box>
              <text:p><text:span text:style-name="T6">POR</text:span></text:p>
            </draw:text-box>
          </draw:frame>
          <draw:custom-shape draw:style-name="gr41" draw:text-style-name="P12" xml:id="id39" draw:id="id39" draw:layer="layout" svg:width="1.321cm" svg:height="1.321cm" svg:x="12.279cm" svg:y="11.379cm">
            <text:p text:style-name="P3"><text:span text:style-name="T6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2" xml:id="id37" draw:id="id37" draw:layer="layout" svg:width="1.321cm" svg:height="1.321cm" svg:x="12.2cm" svg:y="17cm">
            <text:p text:style-name="P3"><text:span text:style-name="T6">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2" xml:id="id38" draw:id="id38" draw:layer="layout" svg:width="1.321cm" svg:height="1.321cm" svg:x="11.681cm" svg:y="14.15cm">
            <text:p text:style-name="P3"><text:span text:style-name="T6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2" xml:id="id35" draw:id="id35" draw:layer="layout" svg:width="1.321cm" svg:height="1.321cm" svg:x="19.022cm" svg:y="17.775cm">
            <text:p text:style-name="P3"><text:span text:style-name="T6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2" xml:id="id36" draw:id="id36" draw:layer="layout" svg:width="1.321cm" svg:height="1.321cm" svg:x="15.8cm" svg:y="18.2cm">
            <text:p text:style-name="P3"><text:span text:style-name="T6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9" draw:text-style-name="P17" draw:layer="layout" draw:type="curve" svg:x1="22.092cm" svg:y1="17.254cm" svg:x2="20.343cm" svg:y2="18.436cm" draw:start-shape="id34" draw:start-glue-point="7" draw:end-shape="id35" draw:end-glue-point="10" svg:d="M22092 17254c-1456 0-582 1182-1749 1182" svg:viewBox="0 0 1750 1183">
            <text:p/>
          </draw:connector>
          <draw:connector draw:style-name="gr39" draw:text-style-name="P17" draw:layer="layout" draw:type="curve" svg:x1="19.022cm" svg:y1="18.436cm" svg:x2="17.121cm" svg:y2="18.861cm" draw:start-shape="id35" draw:start-glue-point="6" draw:end-shape="id36" draw:end-glue-point="10" svg:d="M19022 18436c-1426 0-476 425-1901 425" svg:viewBox="0 0 1902 426">
            <text:p/>
          </draw:connector>
          <draw:connector draw:style-name="gr39" draw:text-style-name="P17" draw:layer="layout" draw:type="curve" svg:x1="15.8cm" svg:y1="18.861cm" svg:x2="12.861cm" svg:y2="18.321cm" draw:start-shape="id36" draw:start-glue-point="6" draw:end-shape="id37" draw:end-glue-point="8" svg:d="M15800 18861c-1960 0-2939-180-2939-540" svg:viewBox="0 0 2940 541">
            <text:p/>
          </draw:connector>
          <draw:connector draw:style-name="gr39" draw:text-style-name="P17" draw:layer="layout" draw:type="curve" svg:x1="12.861cm" svg:y1="17cm" svg:x2="12.342cm" svg:y2="15.471cm" draw:start-shape="id37" draw:start-glue-point="4" draw:end-shape="id38" draw:end-glue-point="8" svg:d="M12861 17000c0-1147-519-383-519-1529" svg:viewBox="0 0 520 1530">
            <text:p/>
          </draw:connector>
          <draw:connector draw:style-name="gr39" draw:text-style-name="P17" draw:layer="layout" draw:type="curve" svg:x1="12.342cm" svg:y1="14.15cm" svg:x2="12.94cm" svg:y2="12.7cm" draw:start-shape="id38" draw:start-glue-point="4" draw:end-shape="id39" draw:end-glue-point="8" svg:d="M12342 14150c0-1087 598-363 598-1450" svg:viewBox="0 0 599 1451">
            <text:p/>
          </draw:connector>
          <draw:connector draw:style-name="gr39" draw:text-style-name="P17" draw:layer="layout" draw:type="curve" svg:x1="12.94cm" svg:y1="11.379cm" svg:x2="14.072cm" svg:y2="10.507cm" draw:start-shape="id39" draw:start-glue-point="4" draw:end-shape="id28" draw:end-glue-point="7" svg:d="M12940 11379c0-582 377-872 1132-872" svg:viewBox="0 0 1133 873">
            <text:p/>
          </draw:connector>
          <draw:line draw:style-name="gr43" draw:text-style-name="P1" draw:layer="layout" svg:x1="25.1cm" svg:y1="14.5cm" svg:x2="25.1cm" svg:y2="15.2cm">
            <text:p/>
          </draw:line>
          <draw:line draw:style-name="gr43" draw:text-style-name="P1" draw:layer="layout" svg:x1="16.1cm" svg:y1="19.6cm" svg:x2="16.9cm" svg:y2="19.6cm">
            <text:p/>
          </draw:line>
        </draw:g>
      </draw:page>
      <draw:page draw:name="page5" draw:style-name="dp1" draw:master-page-name="Padrão">
        <draw:g>
          <draw:custom-shape draw:style-name="gr36" draw:text-style-name="P12" xml:id="id40" draw:id="id40" draw:layer="layout" svg:width="1.321cm" svg:height="1.321cm" svg:x="9.1cm" svg:y="4.5cm">
            <text:p text:style-name="P3"><text:span text:style-name="T6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xml:id="id41" draw:id="id41" draw:layer="layout" svg:width="1.321cm" svg:height="1.321cm" svg:x="11.7cm" svg:y="4.5cm">
            <text:p text:style-name="P3"><text:span text:style-name="T6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xml:id="id42" draw:id="id42" draw:layer="layout" svg:width="1.321cm" svg:height="1.321cm" svg:x="14.3cm" svg:y="4.5cm">
            <text:p text:style-name="P3"><text:span text:style-name="T6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xml:id="id43" draw:id="id43" draw:layer="layout" svg:width="1.321cm" svg:height="1.321cm" svg:x="16.899cm" svg:y="4.5cm">
            <text:p text:style-name="P3"><text:span text:style-name="T6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xml:id="id44" draw:id="id44" draw:layer="layout" svg:width="1.321cm" svg:height="1.321cm" svg:x="19.499cm" svg:y="4.5cm">
            <text:p text:style-name="P3"><text:span text:style-name="T6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xml:id="id45" draw:id="id45" draw:layer="layout" svg:width="1.321cm" svg:height="1.321cm" svg:x="22.099cm" svg:y="4.5cm">
            <text:p text:style-name="P3"><text:span text:style-name="T6">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xml:id="id46" draw:id="id46" draw:layer="layout" svg:width="1.321cm" svg:height="1.321cm" svg:x="22.099cm" svg:y="6.807cm">
            <text:p text:style-name="P3"><text:span text:style-name="T6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9" draw:text-style-name="P16" draw:layer="layout" draw:type="curve" svg:x1="10.421cm" svg:y1="5.161cm" svg:x2="11.7cm" svg:y2="5.161cm" draw:start-shape="id40" draw:start-glue-point="10" draw:end-shape="id41" draw:end-glue-point="6" svg:d="M10421 5161h1279" svg:viewBox="0 0 1280 1">
            <text:p/>
          </draw:connector>
          <draw:connector draw:style-name="gr34" draw:text-style-name="P14" draw:layer="layout" draw:type="curve" svg:x1="13.021cm" svg:y1="5.161cm" svg:x2="14.3cm" svg:y2="5.161cm" draw:start-shape="id41" draw:start-glue-point="10" draw:end-shape="id42" draw:end-glue-point="6" svg:d="M13021 5161h1279" svg:viewBox="0 0 1280 1">
            <text:p/>
          </draw:connector>
          <draw:connector draw:style-name="gr34" draw:text-style-name="P14" draw:layer="layout" draw:type="curve" svg:x1="15.621cm" svg:y1="5.161cm" svg:x2="16.899cm" svg:y2="5.161cm" draw:start-shape="id42" draw:start-glue-point="10" draw:end-shape="id43" draw:end-glue-point="6" svg:d="M15621 5161h1278" svg:viewBox="0 0 1279 1">
            <text:p/>
          </draw:connector>
          <draw:connector draw:style-name="gr34" draw:text-style-name="P14" draw:layer="layout" draw:type="curve" svg:x1="20.82cm" svg:y1="5.161cm" svg:x2="22.099cm" svg:y2="5.161cm" draw:start-shape="id44" draw:start-glue-point="10" draw:end-shape="id45" draw:end-glue-point="6" svg:d="M20820 5161h1279" svg:viewBox="0 0 1280 1">
            <text:p/>
          </draw:connector>
          <draw:connector draw:style-name="gr34" draw:text-style-name="P14" draw:layer="layout" draw:type="curve" svg:x1="18.22cm" svg:y1="5.161cm" svg:x2="19.499cm" svg:y2="5.161cm" draw:start-shape="id43" draw:start-glue-point="10" draw:end-shape="id44" draw:end-glue-point="6" svg:d="M18220 5161h1279" svg:viewBox="0 0 1280 1">
            <text:p/>
          </draw:connector>
          <draw:connector draw:style-name="gr34" draw:text-style-name="P14" draw:layer="layout" draw:type="curve" svg:x1="22.76cm" svg:y1="5.821cm" svg:x2="22.76cm" svg:y2="6.807cm" draw:start-shape="id45" draw:start-glue-point="8" draw:end-shape="id46" draw:end-glue-point="4" svg:d="M22760 5821v986" svg:viewBox="0 0 1 987">
            <text:p/>
          </draw:connector>
          <draw:custom-shape draw:style-name="gr42" draw:text-style-name="P12" xml:id="id49" draw:id="id49" draw:layer="layout" svg:width="1.321cm" svg:height="1.321cm" svg:x="22.099cm" svg:y="13.73cm">
            <text:p text:style-name="P3"><text:span text:style-name="T6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2" xml:id="id50" draw:id="id50" draw:layer="layout" svg:width="1.321cm" svg:height="1.321cm" svg:x="22.099cm" svg:y="16.037cm">
            <text:p text:style-name="P3"><text:span text:style-name="T6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2" xml:id="id47" draw:id="id47" draw:layer="layout" svg:width="1.321cm" svg:height="1.321cm" svg:x="22.099cm" svg:y="9.115cm">
            <text:p text:style-name="P3"><text:span text:style-name="T6">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2" xml:id="id48" draw:id="id48" draw:layer="layout" svg:width="1.321cm" svg:height="1.321cm" svg:x="22.099cm" svg:y="11.422cm">
            <text:p text:style-name="P3"><text:span text:style-name="T6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9" draw:text-style-name="P17" draw:layer="layout" draw:type="curve" svg:x1="22.76cm" svg:y1="8.128cm" svg:x2="22.76cm" svg:y2="9.115cm" draw:start-shape="id46" draw:start-glue-point="8" draw:end-shape="id47" draw:end-glue-point="4" svg:d="M22760 8128v987" svg:viewBox="0 0 1 988">
            <text:p/>
          </draw:connector>
          <draw:connector draw:style-name="gr39" draw:text-style-name="P17" draw:layer="layout" draw:type="curve" svg:x1="22.76cm" svg:y1="10.436cm" svg:x2="22.76cm" svg:y2="11.422cm" draw:start-shape="id47" draw:start-glue-point="8" draw:end-shape="id48" draw:end-glue-point="4" svg:d="M22760 10436v986" svg:viewBox="0 0 1 987">
            <text:p/>
          </draw:connector>
          <draw:connector draw:style-name="gr39" draw:text-style-name="P17" draw:layer="layout" draw:type="curve" svg:x1="22.76cm" svg:y1="12.743cm" svg:x2="22.76cm" svg:y2="13.73cm" draw:start-shape="id48" draw:start-glue-point="8" draw:end-shape="id49" draw:end-glue-point="4" svg:d="M22760 12743v987" svg:viewBox="0 0 1 988">
            <text:p/>
          </draw:connector>
          <draw:connector draw:style-name="gr39" draw:text-style-name="P17" draw:layer="layout" draw:type="curve" svg:x1="22.76cm" svg:y1="15.051cm" svg:x2="22.76cm" svg:y2="16.037cm" draw:start-shape="id49" draw:start-glue-point="8" draw:end-shape="id50" draw:end-glue-point="4" svg:d="M22760 15051v986" svg:viewBox="0 0 1 987">
            <text:p/>
          </draw:connector>
          <draw:connector draw:style-name="gr39" draw:text-style-name="P17" draw:layer="layout" draw:type="curve" svg:x1="22.099cm" svg:y1="16.698cm" svg:x2="20.82cm" svg:y2="16.698cm" draw:start-shape="id50" draw:start-glue-point="6" draw:end-shape="id51" draw:end-glue-point="10" svg:d="M22099 16698h-1279" svg:viewBox="0 0 1280 1">
            <text:p/>
          </draw:connector>
          <draw:custom-shape draw:style-name="gr36" draw:text-style-name="P12" xml:id="id53" draw:id="id53" draw:layer="layout" svg:width="1.321cm" svg:height="1.321cm" svg:x="9.1cm" svg:y="16.037cm">
            <text:p text:style-name="P3"><text:span text:style-name="T6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xml:id="id52" draw:id="id52" draw:layer="layout" svg:width="1.321cm" svg:height="1.321cm" svg:x="11.7cm" svg:y="16.037cm">
            <text:p text:style-name="P3"><text:span text:style-name="T6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xml:id="id54" draw:id="id54" draw:layer="layout" svg:width="1.321cm" svg:height="1.321cm" svg:x="14.3cm" svg:y="16.037cm">
            <text:p text:style-name="P3"><text:span text:style-name="T6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xml:id="id55" draw:id="id55" draw:layer="layout" svg:width="1.321cm" svg:height="1.321cm" svg:x="16.899cm" svg:y="16.037cm">
            <text:p text:style-name="P3"><text:span text:style-name="T6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2" xml:id="id51" draw:id="id51" draw:layer="layout" svg:width="1.321cm" svg:height="1.321cm" svg:x="19.499cm" svg:y="16.037cm">
            <text:p text:style-name="P3"><text:span text:style-name="T6">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4" draw:text-style-name="P14" draw:layer="layout" draw:type="curve" svg:x1="11.7cm" svg:y1="16.698cm" svg:x2="10.421cm" svg:y2="16.698cm" draw:start-shape="id52" draw:start-glue-point="6" draw:end-shape="id53" draw:end-glue-point="10" svg:d="M11700 16698h-1279" svg:viewBox="0 0 1280 1">
            <text:p/>
          </draw:connector>
          <draw:connector draw:style-name="gr34" draw:text-style-name="P14" draw:layer="layout" draw:type="curve" svg:x1="14.3cm" svg:y1="16.698cm" svg:x2="13.021cm" svg:y2="16.698cm" draw:start-shape="id54" draw:start-glue-point="6" draw:end-shape="id52" draw:end-glue-point="10" svg:d="M14300 16698h-1279" svg:viewBox="0 0 1280 1">
            <text:p/>
          </draw:connector>
          <draw:connector draw:style-name="gr34" draw:text-style-name="P14" draw:layer="layout" draw:type="curve" svg:x1="19.499cm" svg:y1="16.698cm" svg:x2="18.22cm" svg:y2="16.698cm" draw:start-shape="id51" draw:start-glue-point="6" draw:end-shape="id55" draw:end-glue-point="10" svg:d="M19499 16698h-1279" svg:viewBox="0 0 1280 1">
            <text:p/>
          </draw:connector>
          <draw:connector draw:style-name="gr34" draw:text-style-name="P14" draw:layer="layout" draw:type="curve" svg:x1="16.899cm" svg:y1="16.698cm" svg:x2="15.621cm" svg:y2="16.698cm" draw:start-shape="id55" draw:start-glue-point="6" draw:end-shape="id54" draw:end-glue-point="10" svg:d="M16899 16698h-1278" svg:viewBox="0 0 1279 1">
            <text:p/>
          </draw:connector>
          <draw:line draw:style-name="gr43" draw:text-style-name="P1" draw:layer="layout" svg:x1="23.7cm" svg:y1="4.5cm" svg:x2="23.7cm" svg:y2="5.4cm">
            <text:p/>
          </draw:line>
          <draw:line draw:style-name="gr43" draw:text-style-name="P1" draw:layer="layout" svg:x1="9.3cm" svg:y1="17.6cm" svg:x2="10cm" svg:y2="17.6cm">
            <text:p/>
          </draw:line>
        </draw:g>
      </draw:page>
      <draw:page draw:name="page6" draw:style-name="dp1" draw:master-page-name="Padrão">
        <draw:g draw:name="Tela 55">
          <draw:frame draw:name="Caixa de texto 35" draw:style-name="gr44" draw:text-style-name="P19" draw:layer="layout" svg:width="0.913cm" svg:height="0.6cm" svg:x="2.934cm" svg:y="3.549cm">
            <draw:text-box>
              <text:p text:style-name="P18"><text:span text:style-name="T7">MR</text:span></text:p>
            </draw:text-box>
          </draw:frame>
          <draw:custom-shape draw:style-name="gr45" draw:text-style-name="P21" draw:layer="layout" svg:width="6.4cm" svg:height="2.1cm" svg:x="3.1cm" svg:y="2.1cm">
            <text:p text:style-name="P20"><text:span text:style-name="T8">Registrador de Deslocamento</text:span></text:p>
            <text:p text:style-name="P20"><text:span text:style-name="T8">à Direita</text:span></text:p>
            <text:p text:style-name="P20"><text:span text:style-name="T8">(6 bits)</text:span></text:p>
            <draw:enhanced-geometry svg:viewBox="0 0 21600 21600" draw:type="rectangle" draw:enhanced-path="M 0 0 L 21600 0 21600 21600 0 21600 0 0 Z N"/>
          </draw:custom-shape>
          <draw:g draw:name="Grupo 289">
            <draw:frame draw:name="Caixa de texto 35" draw:style-name="gr44" draw:text-style-name="P22" draw:layer="layout" svg:width="0.884cm" svg:height="0.556cm" svg:x="4.633cm" svg:y="1.987cm">
              <draw:text-box>
                <text:p text:style-name="P18"><text:span text:style-name="T9">P5</text:span></text:p>
              </draw:text-box>
            </draw:frame>
            <draw:frame draw:name="Caixa de texto 35" draw:style-name="gr44" draw:text-style-name="P22" draw:layer="layout" svg:width="0.884cm" svg:height="0.556cm" svg:x="5.127cm" svg:y="1.987cm">
              <draw:text-box>
                <text:p text:style-name="P18"><text:span text:style-name="T9">P4</text:span></text:p>
              </draw:text-box>
            </draw:frame>
            <draw:frame draw:name="Caixa de texto 35" draw:style-name="gr44" draw:text-style-name="P22" draw:layer="layout" svg:width="0.884cm" svg:height="0.556cm" svg:x="5.7cm" svg:y="1.987cm">
              <draw:text-box>
                <text:p text:style-name="P18"><text:span text:style-name="T9">P3</text:span></text:p>
              </draw:text-box>
            </draw:frame>
            <draw:frame draw:name="Caixa de texto 35" draw:style-name="gr44" draw:text-style-name="P22" draw:layer="layout" svg:width="0.884cm" svg:height="0.556cm" svg:x="6.203cm" svg:y="1.987cm">
              <draw:text-box>
                <text:p text:style-name="P18"><text:span text:style-name="T9">P2</text:span></text:p>
              </draw:text-box>
            </draw:frame>
            <draw:frame draw:name="Caixa de texto 35" draw:style-name="gr44" draw:text-style-name="P22" draw:layer="layout" svg:width="0.884cm" svg:height="0.556cm" svg:x="6.701cm" svg:y="1.987cm">
              <draw:text-box>
                <text:p text:style-name="P18"><text:span text:style-name="T9">P1</text:span></text:p>
              </draw:text-box>
            </draw:frame>
            <draw:frame draw:name="Caixa de texto 35" draw:style-name="gr44" draw:text-style-name="P22" draw:layer="layout" svg:width="0.884cm" svg:height="0.556cm" svg:x="7.216cm" svg:y="1.987cm">
              <draw:text-box>
                <text:p text:style-name="P18"><text:span text:style-name="T9">P0</text:span></text:p>
              </draw:text-box>
            </draw:frame>
          </draw:g>
          <draw:g draw:name="Grupo 92">
            <draw:frame draw:name="Caixa de texto 35" draw:style-name="gr44" draw:text-style-name="P22" draw:layer="layout" svg:width="0.884cm" svg:height="0.556cm" svg:x="4.665cm" svg:y="3.705cm">
              <draw:text-box>
                <text:p text:style-name="P18"><text:span text:style-name="T9">Q5</text:span></text:p>
              </draw:text-box>
            </draw:frame>
            <draw:frame draw:name="Caixa de texto 35" draw:style-name="gr44" draw:text-style-name="P22" draw:layer="layout" svg:width="0.884cm" svg:height="0.556cm" svg:x="5.161cm" svg:y="3.705cm">
              <draw:text-box>
                <text:p text:style-name="P18"><text:span text:style-name="T9">Q4</text:span></text:p>
              </draw:text-box>
            </draw:frame>
            <draw:frame draw:name="Caixa de texto 35" draw:style-name="gr44" draw:text-style-name="P22" draw:layer="layout" svg:width="0.884cm" svg:height="0.556cm" svg:x="5.69cm" svg:y="3.705cm">
              <draw:text-box>
                <text:p text:style-name="P18"><text:span text:style-name="T9">Q3</text:span></text:p>
              </draw:text-box>
            </draw:frame>
            <draw:frame draw:name="Caixa de texto 35" draw:style-name="gr44" draw:text-style-name="P22" draw:layer="layout" svg:width="0.884cm" svg:height="0.556cm" svg:x="6.235cm" svg:y="3.705cm">
              <draw:text-box>
                <text:p text:style-name="P18"><text:span text:style-name="T9">Q2</text:span></text:p>
              </draw:text-box>
            </draw:frame>
            <draw:frame draw:name="Caixa de texto 35" draw:style-name="gr44" draw:text-style-name="P22" draw:layer="layout" svg:width="0.884cm" svg:height="0.556cm" svg:x="6.733cm" svg:y="3.705cm">
              <draw:text-box>
                <text:p text:style-name="P18"><text:span text:style-name="T9">Q1</text:span></text:p>
              </draw:text-box>
            </draw:frame>
            <draw:frame draw:name="Caixa de texto 35" draw:style-name="gr44" draw:text-style-name="P22" draw:layer="layout" svg:width="1.252cm" svg:height="0.556cm" svg:x="7.248cm" svg:y="3.705cm">
              <draw:text-box>
                <text:p text:style-name="P18"><text:span text:style-name="T9">Q0/SS</text:span></text:p>
              </draw:text-box>
            </draw:frame>
          </draw:g>
          <draw:g draw:name="Grupo 290">
            <draw:connector draw:name="Conector reto 74" draw:style-name="gr46" draw:text-style-name="P23" draw:layer="layout" draw:type="line" svg:x1="5.1cm" svg:y1="4.798cm" svg:x2="5.1cm" svg:y2="4.207cm" svg:d="M5100 4798v-591" svg:viewBox="0 0 1 592">
              <text:p/>
            </draw:connector>
            <draw:connector draw:name="Conector reto 75" draw:style-name="gr47" draw:text-style-name="P23" draw:layer="layout" draw:type="line" svg:x1="5.607cm" svg:y1="4.798cm" svg:x2="5.607cm" svg:y2="4.207cm" svg:d="M5607 4798v-591" svg:viewBox="0 0 1 592">
              <text:p/>
            </draw:connector>
            <draw:connector draw:name="Conector reto 76" draw:style-name="gr48" draw:text-style-name="P23" draw:layer="layout" draw:type="line" svg:x1="6.114cm" svg:y1="4.798cm" svg:x2="6.114cm" svg:y2="4.207cm" svg:d="M6114 4798v-591" svg:viewBox="0 0 1 592">
              <text:p/>
            </draw:connector>
            <draw:connector draw:name="Conector reto 77" draw:style-name="gr49" draw:text-style-name="P23" draw:layer="layout" draw:type="line" svg:x1="6.621cm" svg:y1="4.798cm" svg:x2="6.619cm" svg:y2="4.207cm" svg:d="M6621 4798l-2-591" svg:viewBox="0 0 3 592">
              <text:p/>
            </draw:connector>
            <draw:connector draw:name="Conector reto 78" draw:style-name="gr50" draw:text-style-name="P23" draw:layer="layout" draw:type="line" svg:x1="7.127cm" svg:y1="4.8cm" svg:x2="7.127cm" svg:y2="4.207cm" svg:d="M7127 4800v-593" svg:viewBox="0 0 1 594">
              <text:p/>
            </draw:connector>
            <draw:connector draw:name="Conector reto 78" draw:style-name="gr51" draw:text-style-name="P23" draw:layer="layout" draw:type="line" svg:x1="7.634cm" svg:y1="4.793cm" svg:x2="7.634cm" svg:y2="4.2cm" svg:d="M7634 4793v-593" svg:viewBox="0 0 1 594">
              <text:p/>
            </draw:connector>
          </draw:g>
          <draw:g draw:name="Grupo 290">
            <draw:connector draw:name="Conector reto 74" draw:style-name="gr52" draw:text-style-name="P24" draw:layer="layout" draw:type="line" svg:x1="5.1cm" svg:y1="2.098cm" svg:x2="5.1cm" svg:y2="1.507cm" svg:d="M5100 2098v-591" svg:viewBox="0 0 1 592">
              <text:p/>
            </draw:connector>
            <draw:connector draw:name="Conector reto 75" draw:style-name="gr52" draw:text-style-name="P24" draw:layer="layout" draw:type="line" svg:x1="5.607cm" svg:y1="2.098cm" svg:x2="5.607cm" svg:y2="1.507cm" svg:d="M5607 2098v-591" svg:viewBox="0 0 1 592">
              <text:p/>
            </draw:connector>
            <draw:connector draw:name="Conector reto 76" draw:style-name="gr52" draw:text-style-name="P24" draw:layer="layout" draw:type="line" svg:x1="6.114cm" svg:y1="2.098cm" svg:x2="6.114cm" svg:y2="1.507cm" svg:d="M6114 2098v-591" svg:viewBox="0 0 1 592">
              <text:p/>
            </draw:connector>
            <draw:connector draw:name="Conector reto 77" draw:style-name="gr52" draw:text-style-name="P24" draw:layer="layout" draw:type="line" svg:x1="6.621cm" svg:y1="2.098cm" svg:x2="6.619cm" svg:y2="1.507cm" svg:d="M6621 2098l-2-591" svg:viewBox="0 0 3 592">
              <text:p/>
            </draw:connector>
            <draw:connector draw:name="Conector reto 78" draw:style-name="gr52" draw:text-style-name="P24" draw:layer="layout" draw:type="line" svg:x1="7.127cm" svg:y1="2.1cm" svg:x2="7.127cm" svg:y2="1.507cm" svg:d="M7127 2100v-593" svg:viewBox="0 0 1 594">
              <text:p/>
            </draw:connector>
            <draw:connector draw:name="Conector reto 78" draw:style-name="gr52" draw:text-style-name="P24" draw:layer="layout" draw:type="line" svg:x1="7.634cm" svg:y1="2.093cm" svg:x2="7.634cm" svg:y2="1.5cm" svg:d="M7634 2093v-593" svg:viewBox="0 0 1 594">
              <text:p/>
            </draw:connector>
          </draw:g>
          <draw:frame draw:name="Caixa de texto 35" draw:style-name="gr44" draw:text-style-name="P22" draw:layer="layout" svg:width="0.884cm" svg:height="0.556cm" svg:x="2.934cm" svg:y="2.312cm">
            <draw:text-box>
              <text:p text:style-name="P18"><text:span text:style-name="T9">ES</text:span></text:p>
            </draw:text-box>
          </draw:frame>
          <draw:frame draw:name="Caixa de texto 35" draw:style-name="gr44" draw:text-style-name="P22" draw:layer="layout" svg:width="0.884cm" svg:height="0.556cm" svg:x="2.934cm" svg:y="2.894cm">
            <draw:text-box>
              <text:p text:style-name="P18"><text:span text:style-name="T9">LD</text:span></text:p>
            </draw:text-box>
          </draw:frame>
          <draw:frame draw:name="Caixa de texto 35" draw:style-name="gr44" draw:text-style-name="P22" draw:layer="layout" svg:width="0.884cm" svg:height="0.556cm" svg:x="3.098cm" svg:y="3.233cm">
            <draw:text-box>
              <text:p text:style-name="P18"><text:span text:style-name="T9">ck</text:span></text:p>
            </draw:text-box>
          </draw:frame>
          <draw:custom-shape draw:name="Elipse 45" draw:style-name="gr53" draw:text-style-name="P25" draw:layer="layout" svg:width="0.128cm" svg:height="0.128cm" svg:x="2.934cm" svg:y="3.822cm">
            <text:p/>
            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line draw:style-name="gr54" draw:text-style-name="P1" draw:layer="layout" svg:x1="2.3cm" svg:y1="3.882cm" svg:x2="2.924cm" svg:y2="3.882cm">
            <text:p/>
          </draw:line>
          <draw:line draw:style-name="gr54" draw:text-style-name="P1" draw:layer="layout" svg:x1="2.3cm" svg:y1="3.579cm" svg:x2="3.124cm" svg:y2="3.579cm">
            <text:p/>
          </draw:line>
          <draw:line draw:style-name="gr54" draw:text-style-name="P1" draw:layer="layout" svg:x1="2.3cm" svg:y1="3.219cm" svg:x2="3.124cm" svg:y2="3.219cm">
            <text:p/>
          </draw:line>
          <draw:line draw:style-name="gr54" draw:text-style-name="P1" draw:layer="layout" svg:x1="2.3cm" svg:y1="2.619cm" svg:x2="3.124cm" svg:y2="2.619cm">
            <text:p/>
          </draw:line>
          <draw:line draw:style-name="gr54" draw:text-style-name="P1" draw:layer="layout" svg:x1="3.1cm" svg:y1="3.5cm" svg:x2="3.3cm" svg:y2="3.6cm">
            <text:p/>
          </draw:line>
          <draw:line draw:style-name="gr54" draw:text-style-name="P1" draw:layer="layout" svg:x1="3.1cm" svg:y1="3.7cm" svg:x2="3.3cm" svg:y2="3.6cm">
            <text:p/>
          </draw:line>
          <draw:line draw:style-name="gr55" draw:text-style-name="P1" draw:layer="layout" svg:x1="7.126cm" svg:y1="4.4cm" svg:x2="7.126cm" svg:y2="5.2cm">
            <text:p text:style-name="P3"><text:s/></text:p>
          </draw:line>
          <draw:line draw:style-name="gr54" draw:text-style-name="P1" draw:layer="layout" svg:x1="7.644cm" svg:y1="5cm" svg:x2="2.7cm" svg:y2="5cm">
            <text:p/>
          </draw:line>
          <draw:line draw:style-name="gr54" draw:text-style-name="P1" draw:layer="layout" svg:x1="2.7cm" svg:y1="5cm" svg:x2="2.7cm" svg:y2="2.6cm">
            <text:p/>
          </draw:line>
          <draw:custom-shape draw:style-name="gr56" draw:text-style-name="P26" draw:layer="layout" svg:width="0.4cm" svg:height="0.4cm" svg:x="4.9cm" svg:y="5.2cm">
            <text:p text:style-name="P3"><text:span text:style-name="T10">V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7" draw:layer="layout" svg:width="0.4cm" svg:height="0.4cm" svg:x="5.4cm" svg:y="5.2cm">
            <text:p text:style-name="P3"><text:span text:style-name="T11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7" draw:layer="layout" svg:width="0.4cm" svg:height="0.4cm" svg:x="5.918cm" svg:y="5.2cm">
            <text:p text:style-name="P3"><text:span text:style-name="T11">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7" draw:layer="layout" svg:width="0.4cm" svg:height="0.4cm" svg:x="6.427cm" svg:y="5.2cm">
            <text:p text:style-name="P3"><text:span text:style-name="T11">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7" draw:layer="layout" svg:width="0.4cm" svg:height="0.4cm" svg:x="6.936cm" svg:y="5.2cm">
            <text:p text:style-name="P3"><text:span text:style-name="T11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7" draw:layer="layout" svg:width="0.4cm" svg:height="0.4cm" svg:x="7.436cm" svg:y="5.2cm">
            <text:p text:style-name="P3"><text:span text:style-name="T11">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5" draw:text-style-name="P1" draw:layer="layout" svg:x1="6.626cm" svg:y1="4.4cm" svg:x2="6.626cm" svg:y2="5.2cm">
            <text:p text:style-name="P3"><text:s/></text:p>
          </draw:line>
          <draw:line draw:style-name="gr55" draw:text-style-name="P1" draw:layer="layout" svg:x1="6.117cm" svg:y1="4.4cm" svg:x2="6.117cm" svg:y2="5.2cm">
            <text:p text:style-name="P3"><text:s/></text:p>
          </draw:line>
          <draw:line draw:style-name="gr55" draw:text-style-name="P1" draw:layer="layout" svg:x1="5.608cm" svg:y1="4.4cm" svg:x2="5.608cm" svg:y2="5.2cm">
            <text:p text:style-name="P3"><text:s/></text:p>
          </draw:line>
          <draw:line draw:style-name="gr55" draw:text-style-name="P1" draw:layer="layout" svg:x1="5.099cm" svg:y1="4.4cm" svg:x2="5.099cm" svg:y2="5.2cm">
            <text:p text:style-name="P3"><text:s/></text:p>
          </draw:line>
          <draw:line draw:style-name="gr55" draw:text-style-name="P1" draw:layer="layout" svg:x1="7.635cm" svg:y1="4.4cm" svg:x2="7.635cm" svg:y2="5.2cm">
            <text:p text:style-name="P3"><text:s/></text:p>
          </draw:line>
          <draw:custom-shape draw:style-name="gr57" draw:text-style-name="P28" draw:layer="layout" svg:width="0.1cm" svg:height="0.1cm" svg:x="7.582cm" svg:y="4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28" draw:layer="layout" svg:width="0.1cm" svg:height="0.1cm" svg:x="2.656cm" svg:y="2.5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Tela 55">
          <draw:frame draw:name="Caixa de texto 35" draw:style-name="gr44" draw:text-style-name="P19" draw:layer="layout" svg:width="0.913cm" svg:height="0.6cm" svg:x="15.634cm" svg:y="3.549cm">
            <draw:text-box>
              <text:p text:style-name="P18"><text:span text:style-name="T7">MR</text:span></text:p>
            </draw:text-box>
          </draw:frame>
          <draw:custom-shape draw:style-name="gr45" draw:text-style-name="P21" draw:layer="layout" svg:width="6.4cm" svg:height="2.1cm" svg:x="15.8cm" svg:y="2.1cm">
            <text:p text:style-name="P20"><text:span text:style-name="T8">Registrador de Deslocamento</text:span></text:p>
            <text:p text:style-name="P20"><text:span text:style-name="T8">à Direita</text:span></text:p>
            <text:p text:style-name="P20"><text:span text:style-name="T8">(6 bits)</text:span></text:p>
            <draw:enhanced-geometry svg:viewBox="0 0 21600 21600" draw:type="rectangle" draw:enhanced-path="M 0 0 L 21600 0 21600 21600 0 21600 0 0 Z N"/>
          </draw:custom-shape>
          <draw:g draw:name="Grupo 289">
            <draw:frame draw:name="Caixa de texto 35" draw:style-name="gr44" draw:text-style-name="P22" draw:layer="layout" svg:width="0.884cm" svg:height="0.556cm" svg:x="17.333cm" svg:y="1.987cm">
              <draw:text-box>
                <text:p text:style-name="P18"><text:span text:style-name="T9">P5</text:span></text:p>
              </draw:text-box>
            </draw:frame>
            <draw:frame draw:name="Caixa de texto 35" draw:style-name="gr44" draw:text-style-name="P22" draw:layer="layout" svg:width="0.884cm" svg:height="0.556cm" svg:x="17.827cm" svg:y="1.987cm">
              <draw:text-box>
                <text:p text:style-name="P18"><text:span text:style-name="T9">P4</text:span></text:p>
              </draw:text-box>
            </draw:frame>
            <draw:frame draw:name="Caixa de texto 35" draw:style-name="gr44" draw:text-style-name="P22" draw:layer="layout" svg:width="0.884cm" svg:height="0.556cm" svg:x="18.4cm" svg:y="1.987cm">
              <draw:text-box>
                <text:p text:style-name="P18"><text:span text:style-name="T9">P3</text:span></text:p>
              </draw:text-box>
            </draw:frame>
            <draw:frame draw:name="Caixa de texto 35" draw:style-name="gr44" draw:text-style-name="P22" draw:layer="layout" svg:width="0.884cm" svg:height="0.556cm" svg:x="18.903cm" svg:y="1.987cm">
              <draw:text-box>
                <text:p text:style-name="P18"><text:span text:style-name="T9">P2</text:span></text:p>
              </draw:text-box>
            </draw:frame>
            <draw:frame draw:name="Caixa de texto 35" draw:style-name="gr44" draw:text-style-name="P22" draw:layer="layout" svg:width="0.884cm" svg:height="0.556cm" svg:x="19.401cm" svg:y="1.987cm">
              <draw:text-box>
                <text:p text:style-name="P18"><text:span text:style-name="T9">P1</text:span></text:p>
              </draw:text-box>
            </draw:frame>
            <draw:frame draw:name="Caixa de texto 35" draw:style-name="gr44" draw:text-style-name="P22" draw:layer="layout" svg:width="0.884cm" svg:height="0.556cm" svg:x="19.916cm" svg:y="1.987cm">
              <draw:text-box>
                <text:p text:style-name="P18"><text:span text:style-name="T9">P0</text:span></text:p>
              </draw:text-box>
            </draw:frame>
          </draw:g>
          <draw:g draw:name="Grupo 92">
            <draw:frame draw:name="Caixa de texto 35" draw:style-name="gr44" draw:text-style-name="P22" draw:layer="layout" svg:width="0.884cm" svg:height="0.556cm" svg:x="17.365cm" svg:y="3.705cm">
              <draw:text-box>
                <text:p text:style-name="P18"><text:span text:style-name="T9">Q5</text:span></text:p>
              </draw:text-box>
            </draw:frame>
            <draw:frame draw:name="Caixa de texto 35" draw:style-name="gr44" draw:text-style-name="P22" draw:layer="layout" svg:width="0.884cm" svg:height="0.556cm" svg:x="17.861cm" svg:y="3.705cm">
              <draw:text-box>
                <text:p text:style-name="P18"><text:span text:style-name="T9">Q4</text:span></text:p>
              </draw:text-box>
            </draw:frame>
            <draw:frame draw:name="Caixa de texto 35" draw:style-name="gr44" draw:text-style-name="P22" draw:layer="layout" svg:width="0.884cm" svg:height="0.556cm" svg:x="18.39cm" svg:y="3.705cm">
              <draw:text-box>
                <text:p text:style-name="P18"><text:span text:style-name="T9">Q3</text:span></text:p>
              </draw:text-box>
            </draw:frame>
            <draw:frame draw:name="Caixa de texto 35" draw:style-name="gr44" draw:text-style-name="P22" draw:layer="layout" svg:width="0.884cm" svg:height="0.556cm" svg:x="18.935cm" svg:y="3.705cm">
              <draw:text-box>
                <text:p text:style-name="P18"><text:span text:style-name="T9">Q2</text:span></text:p>
              </draw:text-box>
            </draw:frame>
            <draw:frame draw:name="Caixa de texto 35" draw:style-name="gr44" draw:text-style-name="P22" draw:layer="layout" svg:width="0.884cm" svg:height="0.556cm" svg:x="19.433cm" svg:y="3.705cm">
              <draw:text-box>
                <text:p text:style-name="P18"><text:span text:style-name="T9">Q1</text:span></text:p>
              </draw:text-box>
            </draw:frame>
            <draw:frame draw:name="Caixa de texto 35" draw:style-name="gr44" draw:text-style-name="P22" draw:layer="layout" svg:width="1.252cm" svg:height="0.556cm" svg:x="19.948cm" svg:y="3.705cm">
              <draw:text-box>
                <text:p text:style-name="P18"><text:span text:style-name="T9">Q0/SS</text:span></text:p>
              </draw:text-box>
            </draw:frame>
          </draw:g>
          <draw:g draw:name="Grupo 290">
            <draw:connector draw:name="Conector reto 74" draw:style-name="gr58" draw:text-style-name="P23" draw:layer="layout" draw:type="line" svg:x1="17.8cm" svg:y1="4.798cm" svg:x2="17.8cm" svg:y2="4.207cm" svg:d="M17800 4798v-591" svg:viewBox="0 0 1 592">
              <text:p/>
            </draw:connector>
            <draw:connector draw:name="Conector reto 75" draw:style-name="gr59" draw:text-style-name="P23" draw:layer="layout" draw:type="line" svg:x1="18.307cm" svg:y1="4.798cm" svg:x2="18.307cm" svg:y2="4.207cm" svg:d="M18307 4798v-591" svg:viewBox="0 0 1 592">
              <text:p/>
            </draw:connector>
            <draw:connector draw:name="Conector reto 76" draw:style-name="gr60" draw:text-style-name="P23" draw:layer="layout" draw:type="line" svg:x1="18.814cm" svg:y1="4.798cm" svg:x2="18.814cm" svg:y2="4.207cm" svg:d="M18814 4798v-591" svg:viewBox="0 0 1 592">
              <text:p/>
            </draw:connector>
            <draw:connector draw:name="Conector reto 77" draw:style-name="gr61" draw:text-style-name="P23" draw:layer="layout" draw:type="line" svg:x1="19.321cm" svg:y1="4.798cm" svg:x2="19.319cm" svg:y2="4.207cm" svg:d="M19321 4798l-2-591" svg:viewBox="0 0 3 592">
              <text:p/>
            </draw:connector>
            <draw:connector draw:name="Conector reto 78" draw:style-name="gr62" draw:text-style-name="P23" draw:layer="layout" draw:type="line" svg:x1="19.827cm" svg:y1="4.8cm" svg:x2="19.827cm" svg:y2="4.207cm" svg:d="M19827 4800v-593" svg:viewBox="0 0 1 594">
              <text:p/>
            </draw:connector>
            <draw:connector draw:name="Conector reto 78" draw:style-name="gr63" draw:text-style-name="P23" draw:layer="layout" draw:type="line" svg:x1="20.334cm" svg:y1="4.793cm" svg:x2="20.334cm" svg:y2="4.2cm" svg:d="M20334 4793v-593" svg:viewBox="0 0 1 594">
              <text:p/>
            </draw:connector>
          </draw:g>
          <draw:g draw:name="Grupo 290">
            <draw:connector draw:name="Conector reto 74" draw:style-name="gr52" draw:text-style-name="P24" draw:layer="layout" draw:type="line" svg:x1="17.8cm" svg:y1="2.098cm" svg:x2="17.8cm" svg:y2="1.507cm" svg:d="M17800 2098v-591" svg:viewBox="0 0 1 592">
              <text:p/>
            </draw:connector>
            <draw:connector draw:name="Conector reto 75" draw:style-name="gr52" draw:text-style-name="P24" draw:layer="layout" draw:type="line" svg:x1="18.307cm" svg:y1="2.098cm" svg:x2="18.307cm" svg:y2="1.507cm" svg:d="M18307 2098v-591" svg:viewBox="0 0 1 592">
              <text:p/>
            </draw:connector>
            <draw:connector draw:name="Conector reto 76" draw:style-name="gr52" draw:text-style-name="P24" draw:layer="layout" draw:type="line" svg:x1="18.814cm" svg:y1="2.098cm" svg:x2="18.814cm" svg:y2="1.507cm" svg:d="M18814 2098v-591" svg:viewBox="0 0 1 592">
              <text:p/>
            </draw:connector>
            <draw:connector draw:name="Conector reto 77" draw:style-name="gr52" draw:text-style-name="P24" draw:layer="layout" draw:type="line" svg:x1="19.321cm" svg:y1="2.098cm" svg:x2="19.319cm" svg:y2="1.507cm" svg:d="M19321 2098l-2-591" svg:viewBox="0 0 3 592">
              <text:p/>
            </draw:connector>
            <draw:connector draw:name="Conector reto 78" draw:style-name="gr52" draw:text-style-name="P24" draw:layer="layout" draw:type="line" svg:x1="19.827cm" svg:y1="2.1cm" svg:x2="19.827cm" svg:y2="1.507cm" svg:d="M19827 2100v-593" svg:viewBox="0 0 1 594">
              <text:p/>
            </draw:connector>
            <draw:connector draw:name="Conector reto 78" draw:style-name="gr52" draw:text-style-name="P24" draw:layer="layout" draw:type="line" svg:x1="20.334cm" svg:y1="2.093cm" svg:x2="20.334cm" svg:y2="1.5cm" svg:d="M20334 2093v-593" svg:viewBox="0 0 1 594">
              <text:p/>
            </draw:connector>
          </draw:g>
          <draw:frame draw:name="Caixa de texto 35" draw:style-name="gr44" draw:text-style-name="P22" draw:layer="layout" svg:width="0.884cm" svg:height="0.556cm" svg:x="15.634cm" svg:y="2.312cm">
            <draw:text-box>
              <text:p text:style-name="P18"><text:span text:style-name="T9">ES</text:span></text:p>
            </draw:text-box>
          </draw:frame>
          <draw:frame draw:name="Caixa de texto 35" draw:style-name="gr44" draw:text-style-name="P22" draw:layer="layout" svg:width="0.884cm" svg:height="0.556cm" svg:x="15.634cm" svg:y="2.894cm">
            <draw:text-box>
              <text:p text:style-name="P18"><text:span text:style-name="T9">LD</text:span></text:p>
            </draw:text-box>
          </draw:frame>
          <draw:frame draw:name="Caixa de texto 35" draw:style-name="gr44" draw:text-style-name="P22" draw:layer="layout" svg:width="0.884cm" svg:height="0.556cm" svg:x="15.798cm" svg:y="3.233cm">
            <draw:text-box>
              <text:p text:style-name="P18"><text:span text:style-name="T9">ck</text:span></text:p>
            </draw:text-box>
          </draw:frame>
          <draw:custom-shape draw:name="Elipse 45" draw:style-name="gr53" draw:text-style-name="P25" draw:layer="layout" svg:width="0.128cm" svg:height="0.128cm" svg:x="15.634cm" svg:y="3.822cm">
            <text:p/>
            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line draw:style-name="gr54" draw:text-style-name="P1" draw:layer="layout" svg:x1="15cm" svg:y1="3.882cm" svg:x2="15.624cm" svg:y2="3.882cm">
            <text:p/>
          </draw:line>
          <draw:line draw:style-name="gr54" draw:text-style-name="P1" draw:layer="layout" svg:x1="15cm" svg:y1="3.579cm" svg:x2="15.824cm" svg:y2="3.579cm">
            <text:p/>
          </draw:line>
          <draw:line draw:style-name="gr54" draw:text-style-name="P1" draw:layer="layout" svg:x1="15cm" svg:y1="3.219cm" svg:x2="15.824cm" svg:y2="3.219cm">
            <text:p/>
          </draw:line>
          <draw:line draw:style-name="gr54" draw:text-style-name="P1" draw:layer="layout" svg:x1="15cm" svg:y1="2.619cm" svg:x2="15.824cm" svg:y2="2.619cm">
            <text:p/>
          </draw:line>
          <draw:line draw:style-name="gr54" draw:text-style-name="P1" draw:layer="layout" svg:x1="15.8cm" svg:y1="3.5cm" svg:x2="16cm" svg:y2="3.6cm">
            <text:p/>
          </draw:line>
          <draw:line draw:style-name="gr54" draw:text-style-name="P1" draw:layer="layout" svg:x1="15.8cm" svg:y1="3.7cm" svg:x2="16cm" svg:y2="3.6cm">
            <text:p/>
          </draw:line>
          <draw:line draw:style-name="gr55" draw:text-style-name="P1" draw:layer="layout" svg:x1="19.826cm" svg:y1="4.4cm" svg:x2="19.826cm" svg:y2="5.2cm">
            <text:p text:style-name="P3"><text:s/></text:p>
          </draw:line>
          <draw:custom-shape draw:style-name="gr56" draw:text-style-name="P26" draw:layer="layout" svg:width="0.4cm" svg:height="0.4cm" svg:x="17.6cm" svg:y="5.2cm">
            <text:p text:style-name="P3"><text:span text:style-name="T10">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7" draw:layer="layout" svg:width="0.4cm" svg:height="0.4cm" svg:x="18.1cm" svg:y="5.2cm">
            <text:p text:style-name="P3"><text:span text:style-name="T11">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7" draw:layer="layout" svg:width="0.4cm" svg:height="0.4cm" svg:x="18.618cm" svg:y="5.2cm">
            <text:p text:style-name="P3"><text:span text:style-name="T11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7" draw:layer="layout" svg:width="0.4cm" svg:height="0.4cm" svg:x="19.127cm" svg:y="5.2cm">
            <text:p text:style-name="P3"><text:span text:style-name="T11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7" draw:layer="layout" svg:width="0.4cm" svg:height="0.4cm" svg:x="19.636cm" svg:y="5.2cm">
            <text:p text:style-name="P3"><text:span text:style-name="T11">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7" draw:layer="layout" svg:width="0.4cm" svg:height="0.4cm" svg:x="20.136cm" svg:y="5.2cm">
            <text:p text:style-name="P3"><text:span text:style-name="T11">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5" draw:text-style-name="P1" draw:layer="layout" svg:x1="19.326cm" svg:y1="4.4cm" svg:x2="19.326cm" svg:y2="5.2cm">
            <text:p text:style-name="P3"><text:s/></text:p>
          </draw:line>
          <draw:line draw:style-name="gr55" draw:text-style-name="P1" draw:layer="layout" svg:x1="18.817cm" svg:y1="4.4cm" svg:x2="18.817cm" svg:y2="5.2cm">
            <text:p text:style-name="P3"><text:s/></text:p>
          </draw:line>
          <draw:line draw:style-name="gr55" draw:text-style-name="P1" draw:layer="layout" svg:x1="18.308cm" svg:y1="4.4cm" svg:x2="18.308cm" svg:y2="5.2cm">
            <text:p text:style-name="P3"><text:s/></text:p>
          </draw:line>
          <draw:line draw:style-name="gr55" draw:text-style-name="P1" draw:layer="layout" svg:x1="17.799cm" svg:y1="4.4cm" svg:x2="17.799cm" svg:y2="5.2cm">
            <text:p text:style-name="P3"><text:s/></text:p>
          </draw:line>
          <draw:line draw:style-name="gr55" draw:text-style-name="P1" draw:layer="layout" svg:x1="20.335cm" svg:y1="4.4cm" svg:x2="20.335cm" svg:y2="5.2cm">
            <text:p text:style-name="P3"><text:s/></text:p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4T18:28:50.79</meta:creation-date>
    <dc:date>2017-06-28T22:16:21.774000000</dc:date>
    <meta:editing-duration>P1DT2H58M44S</meta:editing-duration>
    <meta:editing-cycles>29</meta:editing-cycles>
    <meta:generator>LibreOffice/5.3.4.2$Windows_x86 LibreOffice_project/f82d347ccc0be322489bf7da61d7e4ad13fe2ff3</meta:generator>
    <meta:document-statistic meta:object-count="521"/>
  </office:meta>
</office:document-meta>
</file>